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5.084cm"/>
    </style:style>
    <style:style style:name="co8" style:family="table-column">
      <style:table-column-properties fo:break-before="auto" style:column-width="4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sort_k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zestawienia_mysort</text:p>
          </table:table-cell>
          <table:table-cell office:value-type="string" calcext:value-type="string">
            <text:p>porównania_mysor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" calcext:value-type="float">
            <text:p>2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6" calcext:value-type="float">
            <text:p>20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2" calcext:value-type="float">
            <text:p>15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7" calcext:value-type="float">
            <text:p>19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1" calcext:value-type="float">
            <text:p>45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9" calcext:value-type="float">
            <text:p>479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1" calcext:value-type="float">
            <text:p>43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7" calcext:value-type="float">
            <text:p>41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2" calcext:value-type="float">
            <text:p>47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9" calcext:value-type="float">
            <text:p>45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6" calcext:value-type="float">
            <text:p>41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7" calcext:value-type="float">
            <text:p>42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1" calcext:value-type="float">
            <text:p>42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1" calcext:value-type="float">
            <text:p>331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1" calcext:value-type="float">
            <text:p>45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2" calcext:value-type="float">
            <text:p>44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5" calcext:value-type="float">
            <text:p>405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6" calcext:value-type="float">
            <text:p>38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8" calcext:value-type="float">
            <text:p>3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1" calcext:value-type="float">
            <text:p>41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9" calcext:value-type="float">
            <text:p>52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6" calcext:value-type="float">
            <text:p>56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1" calcext:value-type="float">
            <text:p>53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9" calcext:value-type="float">
            <text:p>38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7" calcext:value-type="float">
            <text:p>44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3" calcext:value-type="float">
            <text:p>45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8" calcext:value-type="float">
            <text:p>35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4" calcext:value-type="float">
            <text:p>42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9" calcext:value-type="float">
            <text:p>35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1" calcext:value-type="float">
            <text:p>34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3" calcext:value-type="float">
            <text:p>46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7" calcext:value-type="float">
            <text:p>50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3" calcext:value-type="float">
            <text:p>5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4" calcext:value-type="float">
            <text:p>604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2" calcext:value-type="float">
            <text:p>63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5" calcext:value-type="float">
            <text:p>59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7" calcext:value-type="float">
            <text:p>807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" calcext:value-type="float">
            <text:p>58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3" calcext:value-type="float">
            <text:p>523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1" calcext:value-type="float">
            <text:p>681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1" calcext:value-type="float">
            <text:p>65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6" calcext:value-type="float">
            <text:p>726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4" calcext:value-type="float">
            <text:p>694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2" calcext:value-type="float">
            <text:p>67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9" calcext:value-type="float">
            <text:p>599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3" calcext:value-type="float">
            <text:p>60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9" calcext:value-type="float">
            <text:p>769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5" calcext:value-type="float">
            <text:p>58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4" calcext:value-type="float">
            <text:p>584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7" calcext:value-type="float">
            <text:p>567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1" calcext:value-type="float">
            <text:p>69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40" calcext:value-type="float">
            <text:p>74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2" calcext:value-type="float">
            <text:p>772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1" calcext:value-type="float">
            <text:p>581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6" calcext:value-type="float">
            <text:p>62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" calcext:value-type="float">
            <text:p>57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6" calcext:value-type="float">
            <text:p>77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8" calcext:value-type="float">
            <text:p>63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5" calcext:value-type="float">
            <text:p>635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4" calcext:value-type="float">
            <text:p>71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7" calcext:value-type="float">
            <text:p>577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1" calcext:value-type="float">
            <text:p>75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9" calcext:value-type="float">
            <text:p>63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0" calcext:value-type="float">
            <text:p>66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1" calcext:value-type="float">
            <text:p>611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5" calcext:value-type="float">
            <text:p>62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" calcext:value-type="float">
            <text:p>614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2" calcext:value-type="float">
            <text:p>76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7" calcext:value-type="float">
            <text:p>507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62" calcext:value-type="float">
            <text:p>66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0" calcext:value-type="float">
            <text:p>59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3" calcext:value-type="float">
            <text:p>56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3" calcext:value-type="float">
            <text:p>633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4" calcext:value-type="float">
            <text:p>614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3" calcext:value-type="float">
            <text:p>623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2" calcext:value-type="float">
            <text:p>58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7" calcext:value-type="float">
            <text:p>64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22" calcext:value-type="float">
            <text:p>522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8" calcext:value-type="float">
            <text:p>538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9" calcext:value-type="float">
            <text:p>599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6" calcext:value-type="float">
            <text:p>676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1" calcext:value-type="float">
            <text:p>671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1" calcext:value-type="float">
            <text:p>60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5" calcext:value-type="float">
            <text:p>55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5" calcext:value-type="float">
            <text:p>555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9" calcext:value-type="float">
            <text:p>62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1" calcext:value-type="float">
            <text:p>71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9" calcext:value-type="float">
            <text:p>509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6" calcext:value-type="float">
            <text:p>656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7" calcext:value-type="float">
            <text:p>65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2" calcext:value-type="float">
            <text:p>652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33" calcext:value-type="float">
            <text:p>63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9" calcext:value-type="float">
            <text:p>649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1" calcext:value-type="float">
            <text:p>67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5" calcext:value-type="float">
            <text:p>78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2" calcext:value-type="float">
            <text:p>732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8" calcext:value-type="float">
            <text:p>708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37" calcext:value-type="float">
            <text:p>737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6" calcext:value-type="float">
            <text:p>77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23" calcext:value-type="float">
            <text:p>623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2" calcext:value-type="float">
            <text:p>772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7" calcext:value-type="float">
            <text:p>54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6" calcext:value-type="float">
            <text:p>72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7" calcext:value-type="float">
            <text:p>727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9" calcext:value-type="float">
            <text:p>499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8" calcext:value-type="float">
            <text:p>728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2" calcext:value-type="float">
            <text:p>6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47" calcext:value-type="float">
            <text:p>547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71" calcext:value-type="float">
            <text:p>57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9" calcext:value-type="float">
            <text:p>699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6" calcext:value-type="float">
            <text:p>67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4" calcext:value-type="float">
            <text:p>694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8" calcext:value-type="float">
            <text:p>568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2" calcext:value-type="float">
            <text:p>82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8" calcext:value-type="float">
            <text:p>61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40" calcext:value-type="float">
            <text:p>740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0" calcext:value-type="float">
            <text:p>59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8" calcext:value-type="float">
            <text:p>728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23" calcext:value-type="float">
            <text:p>823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25" calcext:value-type="float">
            <text:p>72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0" calcext:value-type="float">
            <text:p>920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4" calcext:value-type="float">
            <text:p>884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3" calcext:value-type="float">
            <text:p>1023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9" calcext:value-type="float">
            <text:p>819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7" calcext:value-type="float">
            <text:p>837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4" calcext:value-type="float">
            <text:p>744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30" calcext:value-type="float">
            <text:p>730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7" calcext:value-type="float">
            <text:p>937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3" calcext:value-type="float">
            <text:p>983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4" calcext:value-type="float">
            <text:p>86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7" calcext:value-type="float">
            <text:p>1067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8" calcext:value-type="float">
            <text:p>838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7" calcext:value-type="float">
            <text:p>1117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9" calcext:value-type="float">
            <text:p>79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5" calcext:value-type="float">
            <text:p>1125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4" calcext:value-type="float">
            <text:p>82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37" calcext:value-type="float">
            <text:p>1037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3" calcext:value-type="float">
            <text:p>773</text:p>
          </table:table-cell>
          <table:table-cell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1" calcext:value-type="float">
            <text:p>106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3" calcext:value-type="float">
            <text:p>953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" calcext:value-type="float">
            <text:p>836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6" calcext:value-type="float">
            <text:p>101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3" calcext:value-type="float">
            <text:p>803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7" calcext:value-type="float">
            <text:p>83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1" calcext:value-type="float">
            <text:p>82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4" calcext:value-type="float">
            <text:p>83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8" calcext:value-type="float">
            <text:p>848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9" calcext:value-type="float">
            <text:p>949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93" calcext:value-type="float">
            <text:p>1093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8" calcext:value-type="float">
            <text:p>87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6" calcext:value-type="float">
            <text:p>91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3" calcext:value-type="float">
            <text:p>853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8" calcext:value-type="float">
            <text:p>828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0" calcext:value-type="float">
            <text:p>940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6" calcext:value-type="float">
            <text:p>84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1" calcext:value-type="float">
            <text:p>921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2" calcext:value-type="float">
            <text:p>98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26" calcext:value-type="float">
            <text:p>102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9" calcext:value-type="float">
            <text:p>959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7" calcext:value-type="float">
            <text:p>917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1" calcext:value-type="float">
            <text:p>851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6" calcext:value-type="float">
            <text:p>1046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1" calcext:value-type="float">
            <text:p>851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2" calcext:value-type="float">
            <text:p>772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8" calcext:value-type="float">
            <text:p>82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3" calcext:value-type="float">
            <text:p>943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5" calcext:value-type="float">
            <text:p>825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4" calcext:value-type="float">
            <text:p>1014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4" calcext:value-type="float">
            <text:p>8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7" calcext:value-type="float">
            <text:p>987</text:p>
          </table:table-cell>
          <table:table-cell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98" calcext:value-type="float">
            <text:p>998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81" calcext:value-type="float">
            <text:p>78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9" calcext:value-type="float">
            <text:p>809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9" calcext:value-type="float">
            <text:p>889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44" calcext:value-type="float">
            <text:p>1044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7" calcext:value-type="float">
            <text:p>897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1" calcext:value-type="float">
            <text:p>81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0" calcext:value-type="float">
            <text:p>820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5" calcext:value-type="float">
            <text:p>755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0" calcext:value-type="float">
            <text:p>86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3" calcext:value-type="float">
            <text:p>81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9" calcext:value-type="float">
            <text:p>949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2" calcext:value-type="float">
            <text:p>89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9" calcext:value-type="float">
            <text:p>100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3" calcext:value-type="float">
            <text:p>943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3" calcext:value-type="float">
            <text:p>943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41" calcext:value-type="float">
            <text:p>741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4" calcext:value-type="float">
            <text:p>77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9" calcext:value-type="float">
            <text:p>959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8" calcext:value-type="float">
            <text:p>808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4" calcext:value-type="float">
            <text:p>924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6" calcext:value-type="float">
            <text:p>75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5" calcext:value-type="float">
            <text:p>905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2" calcext:value-type="float">
            <text:p>822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5" calcext:value-type="float">
            <text:p>815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85" calcext:value-type="float">
            <text:p>885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7" calcext:value-type="float">
            <text:p>897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0" calcext:value-type="float">
            <text:p>850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7" calcext:value-type="float">
            <text:p>897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89" calcext:value-type="float">
            <text:p>1189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47" calcext:value-type="float">
            <text:p>947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9" calcext:value-type="float">
            <text:p>1009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4" calcext:value-type="float">
            <text:p>954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5" calcext:value-type="float">
            <text:p>805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3" calcext:value-type="float">
            <text:p>81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9" calcext:value-type="float">
            <text:p>879</text:p>
          </table:table-cell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78" calcext:value-type="float">
            <text:p>1078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6" calcext:value-type="float">
            <text:p>95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9" calcext:value-type="float">
            <text:p>879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8" calcext:value-type="float">
            <text:p>798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5" calcext:value-type="float">
            <text:p>100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3" calcext:value-type="float">
            <text:p>1413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2" calcext:value-type="float">
            <text:p>1002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42" calcext:value-type="float">
            <text:p>1242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9" calcext:value-type="float">
            <text:p>1339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9" calcext:value-type="float">
            <text:p>1209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8" calcext:value-type="float">
            <text:p>130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4" calcext:value-type="float">
            <text:p>1204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6" calcext:value-type="float">
            <text:p>117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01" calcext:value-type="float">
            <text:p>1301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5" calcext:value-type="float">
            <text:p>1045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2" calcext:value-type="float">
            <text:p>1152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7" calcext:value-type="float">
            <text:p>1237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0" calcext:value-type="float">
            <text:p>1030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7" calcext:value-type="float">
            <text:p>12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5" calcext:value-type="float">
            <text:p>123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64" calcext:value-type="float">
            <text:p>1364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0" calcext:value-type="float">
            <text:p>960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0" calcext:value-type="float">
            <text:p>12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4" calcext:value-type="float">
            <text:p>1054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7" calcext:value-type="float">
            <text:p>1487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9" calcext:value-type="float">
            <text:p>117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5" calcext:value-type="float">
            <text:p>97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4" calcext:value-type="float">
            <text:p>119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1" calcext:value-type="float">
            <text:p>1281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62" calcext:value-type="float">
            <text:p>962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7" calcext:value-type="float">
            <text:p>1337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8" calcext:value-type="float">
            <text:p>1128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9" calcext:value-type="float">
            <text:p>1359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4" calcext:value-type="float">
            <text:p>1124</text:p>
          </table:table-cell>
          <table:table-cell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2" calcext:value-type="float">
            <text:p>1202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6" calcext:value-type="float">
            <text:p>1186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44" calcext:value-type="float">
            <text:p>844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8" calcext:value-type="float">
            <text:p>1108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9" calcext:value-type="float">
            <text:p>1219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28" calcext:value-type="float">
            <text:p>122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9" calcext:value-type="float">
            <text:p>104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7" calcext:value-type="float">
            <text:p>118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7" calcext:value-type="float">
            <text:p>1177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9" calcext:value-type="float">
            <text:p>1319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42" calcext:value-type="float">
            <text:p>1342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3" calcext:value-type="float">
            <text:p>1513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9" calcext:value-type="float">
            <text:p>14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6" calcext:value-type="float">
            <text:p>142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6" calcext:value-type="float">
            <text:p>118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1" calcext:value-type="float">
            <text:p>1141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09" calcext:value-type="float">
            <text:p>1409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94" calcext:value-type="float">
            <text:p>1394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67" calcext:value-type="float">
            <text:p>116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2" calcext:value-type="float">
            <text:p>123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42" calcext:value-type="float">
            <text:p>1242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6" calcext:value-type="float">
            <text:p>976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73" calcext:value-type="float">
            <text:p>107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7" calcext:value-type="float">
            <text:p>1157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5" calcext:value-type="float">
            <text:p>1155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2" calcext:value-type="float">
            <text:p>119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3" calcext:value-type="float">
            <text:p>1143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4" calcext:value-type="float">
            <text:p>1474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8" calcext:value-type="float">
            <text:p>1178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45" calcext:value-type="float">
            <text:p>1345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2" calcext:value-type="float">
            <text:p>129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1" calcext:value-type="float">
            <text:p>1141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68" calcext:value-type="float">
            <text:p>1268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3" calcext:value-type="float">
            <text:p>1023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1" calcext:value-type="float">
            <text:p>1431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6" calcext:value-type="float">
            <text:p>1006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8" calcext:value-type="float">
            <text:p>1428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5" calcext:value-type="float">
            <text:p>1335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3" calcext:value-type="float">
            <text:p>1143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95" calcext:value-type="float">
            <text:p>1395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1" calcext:value-type="float">
            <text:p>1051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3" calcext:value-type="float">
            <text:p>112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2" calcext:value-type="float">
            <text:p>121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2" calcext:value-type="float">
            <text:p>1132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0" calcext:value-type="float">
            <text:p>117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4" calcext:value-type="float">
            <text:p>1294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39" calcext:value-type="float">
            <text:p>1239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68" calcext:value-type="float">
            <text:p>1268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1" calcext:value-type="float">
            <text:p>1141</text:p>
          </table:table-cell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9" calcext:value-type="float">
            <text:p>1179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48" calcext:value-type="float">
            <text:p>1548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78" calcext:value-type="float">
            <text:p>1178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12" calcext:value-type="float">
            <text:p>1312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2" calcext:value-type="float">
            <text:p>1062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5" calcext:value-type="float">
            <text:p>1465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39" calcext:value-type="float">
            <text:p>1339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5" calcext:value-type="float">
            <text:p>1155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2" calcext:value-type="float">
            <text:p>100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48" calcext:value-type="float">
            <text:p>1148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" calcext:value-type="float">
            <text:p>1131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89" calcext:value-type="float">
            <text:p>989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4" calcext:value-type="float">
            <text:p>108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83" calcext:value-type="float">
            <text:p>1183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32" calcext:value-type="float">
            <text:p>103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9" calcext:value-type="float">
            <text:p>1809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44" calcext:value-type="float">
            <text:p>1144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96" calcext:value-type="float">
            <text:p>1396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5" calcext:value-type="float">
            <text:p>1285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8" calcext:value-type="float">
            <text:p>1608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33" calcext:value-type="float">
            <text:p>1533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2" calcext:value-type="float">
            <text:p>1342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6" calcext:value-type="float">
            <text:p>1336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4" calcext:value-type="float">
            <text:p>1304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71" calcext:value-type="float">
            <text:p>1671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79" calcext:value-type="float">
            <text:p>1379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0" calcext:value-type="float">
            <text:p>1550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64" calcext:value-type="float">
            <text:p>1664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63" calcext:value-type="float">
            <text:p>1663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0" calcext:value-type="float">
            <text:p>1740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7" calcext:value-type="float">
            <text:p>1457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84" calcext:value-type="float">
            <text:p>2684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9" calcext:value-type="float">
            <text:p>1259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5" calcext:value-type="float">
            <text:p>1925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87" calcext:value-type="float">
            <text:p>1387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25" calcext:value-type="float">
            <text:p>1625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10" calcext:value-type="float">
            <text:p>1410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69" calcext:value-type="float">
            <text:p>1469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8" calcext:value-type="float">
            <text:p>150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24" calcext:value-type="float">
            <text:p>1524</text:p>
          </table:table-cell>
          <table:table-cell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12" calcext:value-type="float">
            <text:p>151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14" calcext:value-type="float">
            <text:p>1214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91" calcext:value-type="float">
            <text:p>1691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5" calcext:value-type="float">
            <text:p>1445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79" calcext:value-type="float">
            <text:p>1279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20" calcext:value-type="float">
            <text:p>122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72" calcext:value-type="float">
            <text:p>1372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86" calcext:value-type="float">
            <text:p>1686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5" calcext:value-type="float">
            <text:p>1345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87" calcext:value-type="float">
            <text:p>1687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9" calcext:value-type="float">
            <text:p>1449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9" calcext:value-type="float">
            <text:p>1409</text:p>
          </table:table-cell>
          <table:table-cell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57" calcext:value-type="float">
            <text:p>1657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8" calcext:value-type="float">
            <text:p>1288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3" calcext:value-type="float">
            <text:p>1603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0" calcext:value-type="float">
            <text:p>1420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7" calcext:value-type="float">
            <text:p>1257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6" calcext:value-type="float">
            <text:p>1256</text:p>
          </table:table-cell>
          <table:table-cell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99" calcext:value-type="float">
            <text:p>1299</text:p>
          </table:table-cell>
          <table:table-cell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32" calcext:value-type="float">
            <text:p>1532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71" calcext:value-type="float">
            <text:p>1771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11" calcext:value-type="float">
            <text:p>1711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78" calcext:value-type="float">
            <text:p>1178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21" calcext:value-type="float">
            <text:p>1221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6" calcext:value-type="float">
            <text:p>181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9" calcext:value-type="float">
            <text:p>1459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80" calcext:value-type="float">
            <text:p>1680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90" calcext:value-type="float">
            <text:p>1490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9" calcext:value-type="float">
            <text:p>1559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8" calcext:value-type="float">
            <text:p>1598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10" calcext:value-type="float">
            <text:p>1310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31" calcext:value-type="float">
            <text:p>1631</text:p>
          </table:table-cell>
          <table:table-cell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65" calcext:value-type="float">
            <text:p>1465</text:p>
          </table:table-cell>
          <table:table-cell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1" calcext:value-type="float">
            <text:p>1351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44" calcext:value-type="float">
            <text:p>1144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1" calcext:value-type="float">
            <text:p>135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1" calcext:value-type="float">
            <text:p>1741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22" calcext:value-type="float">
            <text:p>1722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5" calcext:value-type="float">
            <text:p>1505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4" calcext:value-type="float">
            <text:p>1554</text:p>
          </table:table-cell>
          <table:table-cell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4" calcext:value-type="float">
            <text:p>1484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77" calcext:value-type="float">
            <text:p>1477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3" calcext:value-type="float">
            <text:p>1303</text:p>
          </table:table-cell>
          <table:table-cell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7" calcext:value-type="float">
            <text:p>1457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18" calcext:value-type="float">
            <text:p>1518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5" calcext:value-type="float">
            <text:p>1605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20" calcext:value-type="float">
            <text:p>1320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31" calcext:value-type="float">
            <text:p>1331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5" calcext:value-type="float">
            <text:p>135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68" calcext:value-type="float">
            <text:p>1468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2" calcext:value-type="float">
            <text:p>1422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8" calcext:value-type="float">
            <text:p>1828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8" calcext:value-type="float">
            <text:p>1258</text:p>
          </table:table-cell>
          <table:table-cell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1" calcext:value-type="float">
            <text:p>1541</text:p>
          </table:table-cell>
          <table:table-cell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0" calcext:value-type="float">
            <text:p>1590</text:p>
          </table:table-cell>
          <table:table-cell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29" calcext:value-type="float">
            <text:p>1329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55" calcext:value-type="float">
            <text:p>1555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9" calcext:value-type="float">
            <text:p>1289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3" calcext:value-type="float">
            <text:p>1483</text:p>
          </table:table-cell>
          <table:table-cell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84" calcext:value-type="float">
            <text:p>1384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77" calcext:value-type="float">
            <text:p>1377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93" calcext:value-type="float">
            <text:p>1693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61" calcext:value-type="float">
            <text:p>1561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71" calcext:value-type="float">
            <text:p>1471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62" calcext:value-type="float">
            <text:p>1362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44" calcext:value-type="float">
            <text:p>1344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35" calcext:value-type="float">
            <text:p>203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84" calcext:value-type="float">
            <text:p>138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14" calcext:value-type="float">
            <text:p>1414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4" calcext:value-type="float">
            <text:p>1484</text:p>
          </table:table-cell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30" calcext:value-type="float">
            <text:p>1730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45" calcext:value-type="float">
            <text:p>2145</text:p>
          </table:table-cell>
          <table:table-cell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32" calcext:value-type="float">
            <text:p>1332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84" calcext:value-type="float">
            <text:p>2084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8" calcext:value-type="float">
            <text:p>1878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02" calcext:value-type="float">
            <text:p>1902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6" calcext:value-type="float">
            <text:p>1706</text:p>
          </table:table-cell>
          <table:table-cell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4" calcext:value-type="float">
            <text:p>1784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98" calcext:value-type="float">
            <text:p>1698</text:p>
          </table:table-cell>
          <table:table-cell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47" calcext:value-type="float">
            <text:p>1747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1" calcext:value-type="float">
            <text:p>1701</text:p>
          </table:table-cell>
          <table:table-cell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8" calcext:value-type="float">
            <text:p>1788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06" calcext:value-type="float">
            <text:p>1606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96" calcext:value-type="float">
            <text:p>1596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46" calcext:value-type="float">
            <text:p>1846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60" calcext:value-type="float">
            <text:p>1560</text:p>
          </table:table-cell>
          <table:table-cell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95" calcext:value-type="float">
            <text:p>1895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5" calcext:value-type="float">
            <text:p>1615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38" calcext:value-type="float">
            <text:p>1538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72" calcext:value-type="float">
            <text:p>1572</text:p>
          </table:table-cell>
          <table:table-cell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16" calcext:value-type="float">
            <text:p>2116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9" calcext:value-type="float">
            <text:p>171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83" calcext:value-type="float">
            <text:p>1883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3" calcext:value-type="float">
            <text:p>2423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74" calcext:value-type="float">
            <text:p>2274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38" calcext:value-type="float">
            <text:p>2238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82" calcext:value-type="float">
            <text:p>1882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72" calcext:value-type="float">
            <text:p>1672</text:p>
          </table:table-cell>
          <table:table-cell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17" calcext:value-type="float">
            <text:p>2217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8" calcext:value-type="float">
            <text:p>1998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81" calcext:value-type="float">
            <text:p>1881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0" calcext:value-type="float">
            <text:p>1780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72" calcext:value-type="float">
            <text:p>1572</text:p>
          </table:table-cell>
          <table:table-cell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5" calcext:value-type="float">
            <text:p>1715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2" calcext:value-type="float">
            <text:p>1652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17" calcext:value-type="float">
            <text:p>1817</text:p>
          </table:table-cell>
          <table:table-cell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69" calcext:value-type="float">
            <text:p>2069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95" calcext:value-type="float">
            <text:p>1795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40" calcext:value-type="float">
            <text:p>1740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9" calcext:value-type="float">
            <text:p>1709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26" calcext:value-type="float">
            <text:p>1526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9" calcext:value-type="float">
            <text:p>1709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23" calcext:value-type="float">
            <text:p>2423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1" calcext:value-type="float">
            <text:p>1781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6" calcext:value-type="float">
            <text:p>1516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66" calcext:value-type="float">
            <text:p>1866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61" calcext:value-type="float">
            <text:p>1761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39" calcext:value-type="float">
            <text:p>143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62" calcext:value-type="float">
            <text:p>1862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08" calcext:value-type="float">
            <text:p>1508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926" calcext:value-type="float">
            <text:p>2926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52" calcext:value-type="float">
            <text:p>165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90" calcext:value-type="float">
            <text:p>2090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77" calcext:value-type="float">
            <text:p>167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63" calcext:value-type="float">
            <text:p>1763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3" calcext:value-type="float">
            <text:p>1803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76" calcext:value-type="float">
            <text:p>2076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1" calcext:value-type="float">
            <text:p>1441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39" calcext:value-type="float">
            <text:p>1739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25" calcext:value-type="float">
            <text:p>1725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51" calcext:value-type="float">
            <text:p>1851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1" calcext:value-type="float">
            <text:p>1871</text:p>
          </table:table-cell>
          <table:table-cell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0" calcext:value-type="float">
            <text:p>1800</text:p>
          </table:table-cell>
          <table:table-cell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6" calcext:value-type="float">
            <text:p>1446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28" calcext:value-type="float">
            <text:p>2128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12" calcext:value-type="float">
            <text:p>1712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07" calcext:value-type="float">
            <text:p>1907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34" calcext:value-type="float">
            <text:p>2034</text:p>
          </table:table-cell>
          <table:table-cell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04" calcext:value-type="float">
            <text:p>1604</text:p>
          </table:table-cell>
          <table:table-cell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9" calcext:value-type="float">
            <text:p>1809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46" calcext:value-type="float">
            <text:p>1646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5" calcext:value-type="float">
            <text:p>1875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6" calcext:value-type="float">
            <text:p>1446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50" calcext:value-type="float">
            <text:p>2050</text:p>
          </table:table-cell>
          <table:table-cell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42" calcext:value-type="float">
            <text:p>1642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69" calcext:value-type="float">
            <text:p>1969</text:p>
          </table:table-cell>
          <table:table-cell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63" calcext:value-type="float">
            <text:p>1463</text:p>
          </table:table-cell>
          <table:table-cell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70" calcext:value-type="float">
            <text:p>1470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7" calcext:value-type="float">
            <text:p>1517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59" calcext:value-type="float">
            <text:p>1859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64" calcext:value-type="float">
            <text:p>1864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53" calcext:value-type="float">
            <text:p>1753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7" calcext:value-type="float">
            <text:p>2007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51" calcext:value-type="float">
            <text:p>1551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20" calcext:value-type="float">
            <text:p>1720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79" calcext:value-type="float">
            <text:p>1879</text:p>
          </table:table-cell>
          <table:table-cell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33" calcext:value-type="float">
            <text:p>1733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58" calcext:value-type="float">
            <text:p>2158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32" calcext:value-type="float">
            <text:p>2532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99" calcext:value-type="float">
            <text:p>1799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73" calcext:value-type="float">
            <text:p>1973</text:p>
          </table:table-cell>
          <table:table-cell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39" calcext:value-type="float">
            <text:p>1639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56" calcext:value-type="float">
            <text:p>1356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43" calcext:value-type="float">
            <text:p>2343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4" calcext:value-type="float">
            <text:p>1994</text:p>
          </table:table-cell>
          <table:table-cell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83" calcext:value-type="float">
            <text:p>1683</text:p>
          </table:table-cell>
          <table:table-cell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35" calcext:value-type="float">
            <text:p>1735</text:p>
          </table:table-cell>
          <table:table-cell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18" calcext:value-type="float">
            <text:p>1918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0" calcext:value-type="float">
            <text:p>1780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18" calcext:value-type="float">
            <text:p>1718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1" calcext:value-type="float">
            <text:p>2021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09" calcext:value-type="float">
            <text:p>2109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1" calcext:value-type="float">
            <text:p>2011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60" calcext:value-type="float">
            <text:p>216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51" calcext:value-type="float">
            <text:p>2451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83" calcext:value-type="float">
            <text:p>1883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4" calcext:value-type="float">
            <text:p>2054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45" calcext:value-type="float">
            <text:p>2445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32" calcext:value-type="float">
            <text:p>2232</text:p>
          </table:table-cell>
          <table:table-cell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78" calcext:value-type="float">
            <text:p>2078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61" calcext:value-type="float">
            <text:p>1861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6" calcext:value-type="float">
            <text:p>180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10" calcext:value-type="float">
            <text:p>1910</text:p>
          </table:table-cell>
          <table:table-cell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82" calcext:value-type="float">
            <text:p>1782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9" calcext:value-type="float">
            <text:p>2509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33" calcext:value-type="float">
            <text:p>2233</text:p>
          </table:table-cell>
          <table:table-cell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1" calcext:value-type="float">
            <text:p>1831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94" calcext:value-type="float">
            <text:p>1994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3" calcext:value-type="float">
            <text:p>1833</text:p>
          </table:table-cell>
          <table:table-cell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92" calcext:value-type="float">
            <text:p>2292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35" calcext:value-type="float">
            <text:p>2035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61" calcext:value-type="float">
            <text:p>2161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80" calcext:value-type="float">
            <text:p>2080</text:p>
          </table:table-cell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6" calcext:value-type="float">
            <text:p>1816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64" calcext:value-type="float">
            <text:p>2064</text:p>
          </table:table-cell>
          <table:table-cell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68" calcext:value-type="float">
            <text:p>17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48" calcext:value-type="float">
            <text:p>1948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4" calcext:value-type="float">
            <text:p>1964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5" calcext:value-type="float">
            <text:p>2215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51" calcext:value-type="float">
            <text:p>2151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48" calcext:value-type="float">
            <text:p>2648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3" calcext:value-type="float">
            <text:p>190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04" calcext:value-type="float">
            <text:p>2404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93" calcext:value-type="float">
            <text:p>1993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57" calcext:value-type="float">
            <text:p>185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6" calcext:value-type="float">
            <text:p>2026</text:p>
          </table:table-cell>
          <table:table-cell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12" calcext:value-type="float">
            <text:p>1912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53" calcext:value-type="float">
            <text:p>1753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27" calcext:value-type="float">
            <text:p>1727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5" calcext:value-type="float">
            <text:p>2015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71" calcext:value-type="float">
            <text:p>1971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07" calcext:value-type="float">
            <text:p>2107</text:p>
          </table:table-cell>
          <table:table-cell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62" calcext:value-type="float">
            <text:p>1862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3" calcext:value-type="float">
            <text:p>1803</text:p>
          </table:table-cell>
          <table:table-cell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42" calcext:value-type="float">
            <text:p>1642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0" calcext:value-type="float">
            <text:p>2110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87" calcext:value-type="float">
            <text:p>2187</text:p>
          </table:table-cell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93" calcext:value-type="float">
            <text:p>2193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94" calcext:value-type="float">
            <text:p>2194</text:p>
          </table:table-cell>
          <table:table-cell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07" calcext:value-type="float">
            <text:p>2107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71" calcext:value-type="float">
            <text:p>2171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89" calcext:value-type="float">
            <text:p>1789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12" calcext:value-type="float">
            <text:p>2412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27" calcext:value-type="float">
            <text:p>2227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8" calcext:value-type="float">
            <text:p>2118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96" calcext:value-type="float">
            <text:p>2396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64" calcext:value-type="float">
            <text:p>2564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29" calcext:value-type="float">
            <text:p>2129</text:p>
          </table:table-cell>
          <table:table-cell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66" calcext:value-type="float">
            <text:p>2166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9" calcext:value-type="float">
            <text:p>2219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34" calcext:value-type="float">
            <text:p>2434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24" calcext:value-type="float">
            <text:p>1924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9" calcext:value-type="float">
            <text:p>2059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4" calcext:value-type="float">
            <text:p>1964</text:p>
          </table:table-cell>
          <table:table-cell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82" calcext:value-type="float">
            <text:p>2182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72" calcext:value-type="float">
            <text:p>2672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85" calcext:value-type="float">
            <text:p>1985</text:p>
          </table:table-cell>
          <table:table-cell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51" calcext:value-type="float">
            <text:p>1851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4" calcext:value-type="float">
            <text:p>2054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94" calcext:value-type="float">
            <text:p>1894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04" calcext:value-type="float">
            <text:p>2904</text:p>
          </table:table-cell>
          <table:table-cell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0" calcext:value-type="float">
            <text:p>2110</text:p>
          </table:table-cell>
          <table:table-cell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24" calcext:value-type="float">
            <text:p>2224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72" calcext:value-type="float">
            <text:p>2172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37" calcext:value-type="float">
            <text:p>2337</text:p>
          </table:table-cell>
          <table:table-cell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55" calcext:value-type="float">
            <text:p>2155</text:p>
          </table:table-cell>
          <table:table-cell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3" calcext:value-type="float">
            <text:p>2023</text:p>
          </table:table-cell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58" calcext:value-type="float">
            <text:p>1958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4" calcext:value-type="float">
            <text:p>2024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69" calcext:value-type="float">
            <text:p>1669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35" calcext:value-type="float">
            <text:p>2135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5" calcext:value-type="float">
            <text:p>1965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7" calcext:value-type="float">
            <text:p>1837</text:p>
          </table:table-cell>
          <table:table-cell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8" calcext:value-type="float">
            <text:p>1838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03" calcext:value-type="float">
            <text:p>2403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36" calcext:value-type="float">
            <text:p>2136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47" calcext:value-type="float">
            <text:p>2347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88" calcext:value-type="float">
            <text:p>2188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77" calcext:value-type="float">
            <text:p>1777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68" calcext:value-type="float">
            <text:p>1968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21" calcext:value-type="float">
            <text:p>2321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2" calcext:value-type="float">
            <text:p>1832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43" calcext:value-type="float">
            <text:p>2443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8" calcext:value-type="float">
            <text:p>2218</text:p>
          </table:table-cell>
          <table:table-cell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53" calcext:value-type="float">
            <text:p>1853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75" calcext:value-type="float">
            <text:p>207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40" calcext:value-type="float">
            <text:p>1740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07" calcext:value-type="float">
            <text:p>2307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1" calcext:value-type="float">
            <text:p>2021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00" calcext:value-type="float">
            <text:p>2200</text:p>
          </table:table-cell>
          <table:table-cell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63" calcext:value-type="float">
            <text:p>2363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34" calcext:value-type="float">
            <text:p>2634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38" calcext:value-type="float">
            <text:p>2638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44" calcext:value-type="float">
            <text:p>2044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98" calcext:value-type="float">
            <text:p>2598</text:p>
          </table:table-cell>
          <table:table-cell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40" calcext:value-type="float">
            <text:p>194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73" calcext:value-type="float">
            <text:p>2373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85" calcext:value-type="float">
            <text:p>2185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98" calcext:value-type="float">
            <text:p>2198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90" calcext:value-type="float">
            <text:p>2290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90" calcext:value-type="float">
            <text:p>2390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75" calcext:value-type="float">
            <text:p>1975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7" calcext:value-type="float">
            <text:p>2017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20" calcext:value-type="float">
            <text:p>2320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84" calcext:value-type="float">
            <text:p>2384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61" calcext:value-type="float">
            <text:p>2161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990" calcext:value-type="float">
            <text:p>2990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38" calcext:value-type="float">
            <text:p>2238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67" calcext:value-type="float">
            <text:p>226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66" calcext:value-type="float">
            <text:p>2366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60" calcext:value-type="float">
            <text:p>2160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05" calcext:value-type="float">
            <text:p>2205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40" calcext:value-type="float">
            <text:p>224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93" calcext:value-type="float">
            <text:p>2193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15" calcext:value-type="float">
            <text:p>2415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90" calcext:value-type="float">
            <text:p>2290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95" calcext:value-type="float">
            <text:p>2495</text:p>
          </table:table-cell>
          <table:table-cell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01" calcext:value-type="float">
            <text:p>2301</text:p>
          </table:table-cell>
          <table:table-cell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0" calcext:value-type="float">
            <text:p>2450</text:p>
          </table:table-cell>
          <table:table-cell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74" calcext:value-type="float">
            <text:p>217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8" calcext:value-type="float">
            <text:p>2458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86" calcext:value-type="float">
            <text:p>278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4" calcext:value-type="float">
            <text:p>245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27" calcext:value-type="float">
            <text:p>2527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13" calcext:value-type="float">
            <text:p>2813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35" calcext:value-type="float">
            <text:p>2735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75" calcext:value-type="float">
            <text:p>2075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35" calcext:value-type="float">
            <text:p>2335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92" calcext:value-type="float">
            <text:p>1992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21" calcext:value-type="float">
            <text:p>2521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06" calcext:value-type="float">
            <text:p>2606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96" calcext:value-type="float">
            <text:p>2796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85" calcext:value-type="float">
            <text:p>2185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31" calcext:value-type="float">
            <text:p>2231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25" calcext:value-type="float">
            <text:p>2325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37" calcext:value-type="float">
            <text:p>2737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59" calcext:value-type="float">
            <text:p>2159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63" calcext:value-type="float">
            <text:p>2863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37" calcext:value-type="float">
            <text:p>2137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02" calcext:value-type="float">
            <text:p>2302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1" calcext:value-type="float">
            <text:p>2451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05" calcext:value-type="float">
            <text:p>2505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0" calcext:value-type="float">
            <text:p>2000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49" calcext:value-type="float">
            <text:p>2449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75" calcext:value-type="float">
            <text:p>2775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3" calcext:value-type="float">
            <text:p>2013</text:p>
          </table:table-cell>
          <table:table-cell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26" calcext:value-type="float">
            <text:p>2626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63" calcext:value-type="float">
            <text:p>2163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81" calcext:value-type="float">
            <text:p>2181</text:p>
          </table:table-cell>
          <table:table-cell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92" calcext:value-type="float">
            <text:p>2392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93" calcext:value-type="float">
            <text:p>2593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60" calcext:value-type="float">
            <text:p>2760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30" calcext:value-type="float">
            <text:p>2130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06" calcext:value-type="float">
            <text:p>2206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12" calcext:value-type="float">
            <text:p>2712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86" calcext:value-type="float">
            <text:p>2486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08" calcext:value-type="float">
            <text:p>2708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59" calcext:value-type="float">
            <text:p>3059</text:p>
          </table:table-cell>
          <table:table-cell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18" calcext:value-type="float">
            <text:p>2718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27" calcext:value-type="float">
            <text:p>2627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98" calcext:value-type="float">
            <text:p>2498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16" calcext:value-type="float">
            <text:p>1916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34" calcext:value-type="float">
            <text:p>2534</text:p>
          </table:table-cell>
          <table:table-cell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32" calcext:value-type="float">
            <text:p>2432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4" calcext:value-type="float">
            <text:p>2454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54" calcext:value-type="float">
            <text:p>1954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92" calcext:value-type="float">
            <text:p>2492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41" calcext:value-type="float">
            <text:p>2441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07" calcext:value-type="float">
            <text:p>2407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56" calcext:value-type="float">
            <text:p>2456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87" calcext:value-type="float">
            <text:p>2287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82" calcext:value-type="float">
            <text:p>268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994" calcext:value-type="float">
            <text:p>2994</text:p>
          </table:table-cell>
          <table:table-cell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49" calcext:value-type="float">
            <text:p>2349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82" calcext:value-type="float">
            <text:p>2482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79" calcext:value-type="float">
            <text:p>2479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56" calcext:value-type="float">
            <text:p>255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86" calcext:value-type="float">
            <text:p>2586</text:p>
          </table:table-cell>
          <table:table-cell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24" calcext:value-type="float">
            <text:p>2224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83" calcext:value-type="float">
            <text:p>2483</text:p>
          </table:table-cell>
          <table:table-cell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86" calcext:value-type="float">
            <text:p>2486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7" calcext:value-type="float">
            <text:p>2257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64" calcext:value-type="float">
            <text:p>2264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13" calcext:value-type="float">
            <text:p>2413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27" calcext:value-type="float">
            <text:p>2627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98" calcext:value-type="float">
            <text:p>2498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79" calcext:value-type="float">
            <text:p>2679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94" calcext:value-type="float">
            <text:p>2494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66" calcext:value-type="float">
            <text:p>2666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67" calcext:value-type="float">
            <text:p>2967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27" calcext:value-type="float">
            <text:p>2927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21" calcext:value-type="float">
            <text:p>2721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33" calcext:value-type="float">
            <text:p>2533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31" calcext:value-type="float">
            <text:p>2631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9" calcext:value-type="float">
            <text:p>2409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97" calcext:value-type="float">
            <text:p>3297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92" calcext:value-type="float">
            <text:p>2492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21" calcext:value-type="float">
            <text:p>2421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14" calcext:value-type="float">
            <text:p>2414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32" calcext:value-type="float">
            <text:p>2632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5" calcext:value-type="float">
            <text:p>2505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13" calcext:value-type="float">
            <text:p>2513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87" calcext:value-type="float">
            <text:p>2487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24" calcext:value-type="float">
            <text:p>2624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64" calcext:value-type="float">
            <text:p>2464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07" calcext:value-type="float">
            <text:p>2607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21" calcext:value-type="float">
            <text:p>2621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37" calcext:value-type="float">
            <text:p>2637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91" calcext:value-type="float">
            <text:p>2691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1" calcext:value-type="float">
            <text:p>2751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04" calcext:value-type="float">
            <text:p>2704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87" calcext:value-type="float">
            <text:p>3087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48" calcext:value-type="float">
            <text:p>2348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7" calcext:value-type="float">
            <text:p>2997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7" calcext:value-type="float">
            <text:p>2737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39" calcext:value-type="float">
            <text:p>2439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15" calcext:value-type="float">
            <text:p>2815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89" calcext:value-type="float">
            <text:p>2489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78" calcext:value-type="float">
            <text:p>2978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78" calcext:value-type="float">
            <text:p>2678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25" calcext:value-type="float">
            <text:p>2325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75" calcext:value-type="float">
            <text:p>2775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23" calcext:value-type="float">
            <text:p>2123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26" calcext:value-type="float">
            <text:p>2626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32" calcext:value-type="float">
            <text:p>2332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31" calcext:value-type="float">
            <text:p>2831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63" calcext:value-type="float">
            <text:p>2663</text:p>
          </table:table-cell>
          <table:table-cell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55" calcext:value-type="float">
            <text:p>2955</text:p>
          </table:table-cell>
          <table:table-cell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97" calcext:value-type="float">
            <text:p>3197</text:p>
          </table:table-cell>
          <table:table-cell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99" calcext:value-type="float">
            <text:p>2599</text:p>
          </table:table-cell>
          <table:table-cell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08" calcext:value-type="float">
            <text:p>2808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22" calcext:value-type="float">
            <text:p>2222</text:p>
          </table:table-cell>
          <table:table-cell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85" calcext:value-type="float">
            <text:p>3585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9" calcext:value-type="float">
            <text:p>2509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88" calcext:value-type="float">
            <text:p>2288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86" calcext:value-type="float">
            <text:p>2586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23" calcext:value-type="float">
            <text:p>2923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55" calcext:value-type="float">
            <text:p>2855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68" calcext:value-type="float">
            <text:p>2568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06" calcext:value-type="float">
            <text:p>2806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35" calcext:value-type="float">
            <text:p>2935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77" calcext:value-type="float">
            <text:p>3077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47" calcext:value-type="float">
            <text:p>2847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61" calcext:value-type="float">
            <text:p>2461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93" calcext:value-type="float">
            <text:p>2893</text:p>
          </table:table-cell>
          <table:table-cell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15" calcext:value-type="float">
            <text:p>2315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67" calcext:value-type="float">
            <text:p>2667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11" calcext:value-type="float">
            <text:p>2411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60" calcext:value-type="float">
            <text:p>2960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64" calcext:value-type="float">
            <text:p>2764</text:p>
          </table:table-cell>
          <table:table-cell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84" calcext:value-type="float">
            <text:p>2984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67" calcext:value-type="float">
            <text:p>276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08" calcext:value-type="float">
            <text:p>3308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16" calcext:value-type="float">
            <text:p>2916</text:p>
          </table:table-cell>
          <table:table-cell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13" calcext:value-type="float">
            <text:p>2513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31" calcext:value-type="float">
            <text:p>2831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39" calcext:value-type="float">
            <text:p>3039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88" calcext:value-type="float">
            <text:p>2288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51" calcext:value-type="float">
            <text:p>3151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9" calcext:value-type="float">
            <text:p>2799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15" calcext:value-type="float">
            <text:p>2815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06" calcext:value-type="float">
            <text:p>2706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86" calcext:value-type="float">
            <text:p>2886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13" calcext:value-type="float">
            <text:p>2613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68" calcext:value-type="float">
            <text:p>2468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45" calcext:value-type="float">
            <text:p>2545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27" calcext:value-type="float">
            <text:p>3027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43" calcext:value-type="float">
            <text:p>2943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7" calcext:value-type="float">
            <text:p>3007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33" calcext:value-type="float">
            <text:p>2133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84" calcext:value-type="float">
            <text:p>3084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23" calcext:value-type="float">
            <text:p>2823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47" calcext:value-type="float">
            <text:p>2447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47" calcext:value-type="float">
            <text:p>2647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66" calcext:value-type="float">
            <text:p>2766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56" calcext:value-type="float">
            <text:p>2356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47" calcext:value-type="float">
            <text:p>2847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53" calcext:value-type="float">
            <text:p>2653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24" calcext:value-type="float">
            <text:p>232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04" calcext:value-type="float">
            <text:p>2904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05" calcext:value-type="float">
            <text:p>2705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81" calcext:value-type="float">
            <text:p>2981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43" calcext:value-type="float">
            <text:p>2443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79" calcext:value-type="float">
            <text:p>2779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73" calcext:value-type="float">
            <text:p>2773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91" calcext:value-type="float">
            <text:p>3391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36" calcext:value-type="float">
            <text:p>2436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44" calcext:value-type="float">
            <text:p>2444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30" calcext:value-type="float">
            <text:p>3030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41" calcext:value-type="float">
            <text:p>2841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12" calcext:value-type="float">
            <text:p>2412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51" calcext:value-type="float">
            <text:p>2551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66" calcext:value-type="float">
            <text:p>3066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30" calcext:value-type="float">
            <text:p>333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54" calcext:value-type="float">
            <text:p>3154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06" calcext:value-type="float">
            <text:p>3306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15" calcext:value-type="float">
            <text:p>2615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44" calcext:value-type="float">
            <text:p>4144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39" calcext:value-type="float">
            <text:p>2939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46" calcext:value-type="float">
            <text:p>2946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91" calcext:value-type="float">
            <text:p>3091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20" calcext:value-type="float">
            <text:p>2820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767" calcext:value-type="float">
            <text:p>3767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07" calcext:value-type="float">
            <text:p>2607</text:p>
          </table:table-cell>
          <table:table-cell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16" calcext:value-type="float">
            <text:p>3416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47" calcext:value-type="float">
            <text:p>2447</text:p>
          </table:table-cell>
          <table:table-cell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14" calcext:value-type="float">
            <text:p>3114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39" calcext:value-type="float">
            <text:p>2739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19" calcext:value-type="float">
            <text:p>3319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28" calcext:value-type="float">
            <text:p>2928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82" calcext:value-type="float">
            <text:p>3382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99" calcext:value-type="float">
            <text:p>2999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47" calcext:value-type="float">
            <text:p>344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72" calcext:value-type="float">
            <text:p>3172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33" calcext:value-type="float">
            <text:p>2933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02" calcext:value-type="float">
            <text:p>4102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69" calcext:value-type="float">
            <text:p>2569</text:p>
          </table:table-cell>
          <table:table-cell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89" calcext:value-type="float">
            <text:p>3289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72" calcext:value-type="float">
            <text:p>3372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09" calcext:value-type="float">
            <text:p>2809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676" calcext:value-type="float">
            <text:p>3676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53" calcext:value-type="float">
            <text:p>2953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94" calcext:value-type="float">
            <text:p>3294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26" calcext:value-type="float">
            <text:p>3226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89" calcext:value-type="float">
            <text:p>2989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36" calcext:value-type="float">
            <text:p>2736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23" calcext:value-type="float">
            <text:p>2923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37" calcext:value-type="float">
            <text:p>3137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71" calcext:value-type="float">
            <text:p>2871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89" calcext:value-type="float">
            <text:p>2789</text:p>
          </table:table-cell>
          <table:table-cell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43" calcext:value-type="float">
            <text:p>3043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79" calcext:value-type="float">
            <text:p>2979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33" calcext:value-type="float">
            <text:p>3433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28" calcext:value-type="float">
            <text:p>3128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68" calcext:value-type="float">
            <text:p>2868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09" calcext:value-type="float">
            <text:p>2909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51" calcext:value-type="float">
            <text:p>2751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69" calcext:value-type="float">
            <text:p>2969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84" calcext:value-type="float">
            <text:p>3184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77" calcext:value-type="float">
            <text:p>2677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95" calcext:value-type="float">
            <text:p>349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88" calcext:value-type="float">
            <text:p>3088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23" calcext:value-type="float">
            <text:p>342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95" calcext:value-type="float">
            <text:p>2595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62" calcext:value-type="float">
            <text:p>3062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05" calcext:value-type="float">
            <text:p>3505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68" calcext:value-type="float">
            <text:p>3168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11" calcext:value-type="float">
            <text:p>3011</text:p>
          </table:table-cell>
          <table:table-cell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95" calcext:value-type="float">
            <text:p>3195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26" calcext:value-type="float">
            <text:p>3426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56" calcext:value-type="float">
            <text:p>3156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64" calcext:value-type="float">
            <text:p>2964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35" calcext:value-type="float">
            <text:p>3535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82" calcext:value-type="float">
            <text:p>338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10" calcext:value-type="float">
            <text:p>2510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47" calcext:value-type="float">
            <text:p>2747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38" calcext:value-type="float">
            <text:p>3138</text:p>
          </table:table-cell>
          <table:table-cell office:value-type="float" office:value="5669" calcext:value-type="float">
            <text:p>56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86" calcext:value-type="float">
            <text:p>3286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88" calcext:value-type="float">
            <text:p>3088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10" calcext:value-type="float">
            <text:p>3110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40" calcext:value-type="float">
            <text:p>2740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07" calcext:value-type="float">
            <text:p>2907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34" calcext:value-type="float">
            <text:p>2734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52" calcext:value-type="float">
            <text:p>3152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712" calcext:value-type="float">
            <text:p>3712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46" calcext:value-type="float">
            <text:p>2846</text:p>
          </table:table-cell>
          <table:table-cell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61" calcext:value-type="float">
            <text:p>3461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20" calcext:value-type="float">
            <text:p>2820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03" calcext:value-type="float">
            <text:p>2803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79" calcext:value-type="float">
            <text:p>3279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11" calcext:value-type="float">
            <text:p>2611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57" calcext:value-type="float">
            <text:p>2957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9" calcext:value-type="float">
            <text:p>3039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83" calcext:value-type="float">
            <text:p>2883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59" calcext:value-type="float">
            <text:p>2859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21" calcext:value-type="float">
            <text:p>3221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57" calcext:value-type="float">
            <text:p>2857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82" calcext:value-type="float">
            <text:p>3282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89" calcext:value-type="float">
            <text:p>2989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55" calcext:value-type="float">
            <text:p>2855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49" calcext:value-type="float">
            <text:p>2649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452" calcext:value-type="float">
            <text:p>3452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67" calcext:value-type="float">
            <text:p>3067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51" calcext:value-type="float">
            <text:p>2951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18" calcext:value-type="float">
            <text:p>3218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89" calcext:value-type="float">
            <text:p>3589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63" calcext:value-type="float">
            <text:p>2863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353" calcext:value-type="float">
            <text:p>3353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02" calcext:value-type="float">
            <text:p>2902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06" calcext:value-type="float">
            <text:p>3106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10" calcext:value-type="float">
            <text:p>3210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49" calcext:value-type="float">
            <text:p>3849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01" calcext:value-type="float">
            <text:p>3501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95" calcext:value-type="float">
            <text:p>3995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78" calcext:value-type="float">
            <text:p>3578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39" calcext:value-type="float">
            <text:p>2939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57" calcext:value-type="float">
            <text:p>3657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81" calcext:value-type="float">
            <text:p>3281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31" calcext:value-type="float">
            <text:p>3231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52" calcext:value-type="float">
            <text:p>3452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28" calcext:value-type="float">
            <text:p>3328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93" calcext:value-type="float">
            <text:p>3493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72" calcext:value-type="float">
            <text:p>3172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03" calcext:value-type="float">
            <text:p>3603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43" calcext:value-type="float">
            <text:p>3643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94" calcext:value-type="float">
            <text:p>439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83" calcext:value-type="float">
            <text:p>2983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72" calcext:value-type="float">
            <text:p>3472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56" calcext:value-type="float">
            <text:p>4256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29" calcext:value-type="float">
            <text:p>3029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47" calcext:value-type="float">
            <text:p>3147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64" calcext:value-type="float">
            <text:p>4064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15" calcext:value-type="float">
            <text:p>3015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92" calcext:value-type="float">
            <text:p>3192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23" calcext:value-type="float">
            <text:p>3423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56" calcext:value-type="float">
            <text:p>3056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41" calcext:value-type="float">
            <text:p>4141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33" calcext:value-type="float">
            <text:p>3033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40" calcext:value-type="float">
            <text:p>3540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14" calcext:value-type="float">
            <text:p>321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40" calcext:value-type="float">
            <text:p>3540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62" calcext:value-type="float">
            <text:p>2862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35" calcext:value-type="float">
            <text:p>3535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84" calcext:value-type="float">
            <text:p>338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69" calcext:value-type="float">
            <text:p>2869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43" calcext:value-type="float">
            <text:p>3243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42" calcext:value-type="float">
            <text:p>3442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38" calcext:value-type="float">
            <text:p>2738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3" calcext:value-type="float">
            <text:p>3063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12" calcext:value-type="float">
            <text:p>371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93" calcext:value-type="float">
            <text:p>3193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83" calcext:value-type="float">
            <text:p>3383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68" calcext:value-type="float">
            <text:p>2668</text:p>
          </table:table-cell>
          <table:table-cell office:value-type="float" office:value="5633" calcext:value-type="float">
            <text:p>56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95" calcext:value-type="float">
            <text:p>2995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70" calcext:value-type="float">
            <text:p>3070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57" calcext:value-type="float">
            <text:p>3457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67" calcext:value-type="float">
            <text:p>3867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68" calcext:value-type="float">
            <text:p>3668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87" calcext:value-type="float">
            <text:p>3587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05" calcext:value-type="float">
            <text:p>3305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34" calcext:value-type="float">
            <text:p>3234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9" calcext:value-type="float">
            <text:p>306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04" calcext:value-type="float">
            <text:p>2804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8" calcext:value-type="float">
            <text:p>3068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97" calcext:value-type="float">
            <text:p>3497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78" calcext:value-type="float">
            <text:p>3278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49" calcext:value-type="float">
            <text:p>3049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72" calcext:value-type="float">
            <text:p>4172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21" calcext:value-type="float">
            <text:p>3221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24" calcext:value-type="float">
            <text:p>3424</text:p>
          </table:table-cell>
          <table:table-cell office:value-type="float" office:value="6351" calcext:value-type="float">
            <text:p>63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32" calcext:value-type="float">
            <text:p>3532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77" calcext:value-type="float">
            <text:p>3177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38" calcext:value-type="float">
            <text:p>3238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94" calcext:value-type="float">
            <text:p>2994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81" calcext:value-type="float">
            <text:p>3581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12" calcext:value-type="float">
            <text:p>2912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86" calcext:value-type="float">
            <text:p>2886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5" calcext:value-type="float">
            <text:p>3065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28" calcext:value-type="float">
            <text:p>3328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95" calcext:value-type="float">
            <text:p>2895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81" calcext:value-type="float">
            <text:p>3881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64" calcext:value-type="float">
            <text:p>4064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68" calcext:value-type="float">
            <text:p>2968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75" calcext:value-type="float">
            <text:p>3275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84" calcext:value-type="float">
            <text:p>3584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38" calcext:value-type="float">
            <text:p>3638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32" calcext:value-type="float">
            <text:p>3332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13" calcext:value-type="float">
            <text:p>4313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35" calcext:value-type="float">
            <text:p>3235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7" calcext:value-type="float">
            <text:p>3067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98" calcext:value-type="float">
            <text:p>3398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28" calcext:value-type="float">
            <text:p>3228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76" calcext:value-type="float">
            <text:p>3476</text:p>
          </table:table-cell>
          <table:table-cell office:value-type="float" office:value="6131" calcext:value-type="float">
            <text:p>61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02" calcext:value-type="float">
            <text:p>3302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95" calcext:value-type="float">
            <text:p>3095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51" calcext:value-type="float">
            <text:p>3451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55" calcext:value-type="float">
            <text:p>2855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54" calcext:value-type="float">
            <text:p>3254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19" calcext:value-type="float">
            <text:p>3219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57" calcext:value-type="float">
            <text:p>2957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21" calcext:value-type="float">
            <text:p>3021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80" calcext:value-type="float">
            <text:p>3380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9" calcext:value-type="float">
            <text:p>3899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43" calcext:value-type="float">
            <text:p>3543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58" calcext:value-type="float">
            <text:p>2958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24" calcext:value-type="float">
            <text:p>3724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31" calcext:value-type="float">
            <text:p>3831</text:p>
          </table:table-cell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09" calcext:value-type="float">
            <text:p>3309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18" calcext:value-type="float">
            <text:p>3418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45" calcext:value-type="float">
            <text:p>3645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88" calcext:value-type="float">
            <text:p>3588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79" calcext:value-type="float">
            <text:p>3879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982" calcext:value-type="float">
            <text:p>2982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37" calcext:value-type="float">
            <text:p>3237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32" calcext:value-type="float">
            <text:p>3932</text:p>
          </table:table-cell>
          <table:table-cell office:value-type="float" office:value="6420" calcext:value-type="float">
            <text:p>64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17" calcext:value-type="float">
            <text:p>3017</text:p>
          </table:table-cell>
          <table:table-cell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50" calcext:value-type="float">
            <text:p>3150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38" calcext:value-type="float">
            <text:p>3938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69" calcext:value-type="float">
            <text:p>3969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36" calcext:value-type="float">
            <text:p>333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96" calcext:value-type="float">
            <text:p>3796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24" calcext:value-type="float">
            <text:p>342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58" calcext:value-type="float">
            <text:p>3858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68" calcext:value-type="float">
            <text:p>3368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00" calcext:value-type="float">
            <text:p>3000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26" calcext:value-type="float">
            <text:p>3026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73" calcext:value-type="float">
            <text:p>3873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41" calcext:value-type="float">
            <text:p>3941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29" calcext:value-type="float">
            <text:p>3229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45" calcext:value-type="float">
            <text:p>344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685" calcext:value-type="float">
            <text:p>4685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55" calcext:value-type="float">
            <text:p>3955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45" calcext:value-type="float">
            <text:p>324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08" calcext:value-type="float">
            <text:p>3908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22" calcext:value-type="float">
            <text:p>3522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42" calcext:value-type="float">
            <text:p>4242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44" calcext:value-type="float">
            <text:p>384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02" calcext:value-type="float">
            <text:p>3202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89" calcext:value-type="float">
            <text:p>4089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82" calcext:value-type="float">
            <text:p>3982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47" calcext:value-type="float">
            <text:p>3147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490" calcext:value-type="float">
            <text:p>4490</text:p>
          </table:table-cell>
          <table:table-cell office:value-type="float" office:value="7949" calcext:value-type="float">
            <text:p>79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08" calcext:value-type="float">
            <text:p>4008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43" calcext:value-type="float">
            <text:p>3243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39" calcext:value-type="float">
            <text:p>3339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54" calcext:value-type="float">
            <text:p>3354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21" calcext:value-type="float">
            <text:p>3921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83" calcext:value-type="float">
            <text:p>3783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83" calcext:value-type="float">
            <text:p>3483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56" calcext:value-type="float">
            <text:p>4056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6" calcext:value-type="float">
            <text:p>3416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26" calcext:value-type="float">
            <text:p>3526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35" calcext:value-type="float">
            <text:p>3635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98" calcext:value-type="float">
            <text:p>3698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80" calcext:value-type="float">
            <text:p>3480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97" calcext:value-type="float">
            <text:p>3297</text:p>
          </table:table-cell>
          <table:table-cell office:value-type="float" office:value="7779" calcext:value-type="float">
            <text:p>777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57" calcext:value-type="float">
            <text:p>3857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35" calcext:value-type="float">
            <text:p>3735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80" calcext:value-type="float">
            <text:p>3280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31" calcext:value-type="float">
            <text:p>4031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08" calcext:value-type="float">
            <text:p>3808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71" calcext:value-type="float">
            <text:p>3471</text:p>
          </table:table-cell>
          <table:table-cell office:value-type="float" office:value="6602" calcext:value-type="float">
            <text:p>66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34" calcext:value-type="float">
            <text:p>3634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07" calcext:value-type="float">
            <text:p>3407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463" calcext:value-type="float">
            <text:p>4463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14" calcext:value-type="float">
            <text:p>3914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07" calcext:value-type="float">
            <text:p>3807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71" calcext:value-type="float">
            <text:p>3771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42" calcext:value-type="float">
            <text:p>4142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23" calcext:value-type="float">
            <text:p>4223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95" calcext:value-type="float">
            <text:p>3795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60" calcext:value-type="float">
            <text:p>4160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2" calcext:value-type="float">
            <text:p>3412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63" calcext:value-type="float">
            <text:p>4363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07" calcext:value-type="float">
            <text:p>3307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90" calcext:value-type="float">
            <text:p>3490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54" calcext:value-type="float">
            <text:p>3654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57" calcext:value-type="float">
            <text:p>3357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66" calcext:value-type="float">
            <text:p>3866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88" calcext:value-type="float">
            <text:p>3588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18" calcext:value-type="float">
            <text:p>4118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99" calcext:value-type="float">
            <text:p>3799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76" calcext:value-type="float">
            <text:p>3476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69" calcext:value-type="float">
            <text:p>3469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31" calcext:value-type="float">
            <text:p>3731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95" calcext:value-type="float">
            <text:p>3695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812" calcext:value-type="float">
            <text:p>3812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02" calcext:value-type="float">
            <text:p>3902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78" calcext:value-type="float">
            <text:p>3278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84" calcext:value-type="float">
            <text:p>3584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47" calcext:value-type="float">
            <text:p>3447</text:p>
          </table:table-cell>
          <table:table-cell office:value-type="float" office:value="7295" calcext:value-type="float">
            <text:p>72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9" calcext:value-type="float">
            <text:p>3419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309" calcext:value-type="float">
            <text:p>3309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142" calcext:value-type="float">
            <text:p>4142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24" calcext:value-type="float">
            <text:p>3224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52" calcext:value-type="float">
            <text:p>4252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06" calcext:value-type="float">
            <text:p>4206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97" calcext:value-type="float">
            <text:p>3597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754" calcext:value-type="float">
            <text:p>3754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59" calcext:value-type="float">
            <text:p>3559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76" calcext:value-type="float">
            <text:p>3576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63" calcext:value-type="float">
            <text:p>3563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32" calcext:value-type="float">
            <text:p>3132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06" calcext:value-type="float">
            <text:p>3906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33" calcext:value-type="float">
            <text:p>4233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416" calcext:value-type="float">
            <text:p>3416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31" calcext:value-type="float">
            <text:p>3931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32" calcext:value-type="float">
            <text:p>4032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24" calcext:value-type="float">
            <text:p>4224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3" calcext:value-type="float">
            <text:p>3813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72" calcext:value-type="float">
            <text:p>3472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22" calcext:value-type="float">
            <text:p>4022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69" calcext:value-type="float">
            <text:p>4169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65" calcext:value-type="float">
            <text:p>4465</text:p>
          </table:table-cell>
          <table:table-cell office:value-type="float" office:value="7467" calcext:value-type="float">
            <text:p>74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06" calcext:value-type="float">
            <text:p>3506</text:p>
          </table:table-cell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10" calcext:value-type="float">
            <text:p>3710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64" calcext:value-type="float">
            <text:p>3964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24" calcext:value-type="float">
            <text:p>4524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58" calcext:value-type="float">
            <text:p>3458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29" calcext:value-type="float">
            <text:p>4029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33" calcext:value-type="float">
            <text:p>3633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64" calcext:value-type="float">
            <text:p>4364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54" calcext:value-type="float">
            <text:p>425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00" calcext:value-type="float">
            <text:p>4500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68" calcext:value-type="float">
            <text:p>4068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39" calcext:value-type="float">
            <text:p>4539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54" calcext:value-type="float">
            <text:p>4254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79" calcext:value-type="float">
            <text:p>3679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52" calcext:value-type="float">
            <text:p>4252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02" calcext:value-type="float">
            <text:p>3602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21" calcext:value-type="float">
            <text:p>3721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50" calcext:value-type="float">
            <text:p>4350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733" calcext:value-type="float">
            <text:p>4733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5" calcext:value-type="float">
            <text:p>3815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14" calcext:value-type="float">
            <text:p>3914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68" calcext:value-type="float">
            <text:p>4068</text:p>
          </table:table-cell>
          <table:table-cell office:value-type="float" office:value="7448" calcext:value-type="float">
            <text:p>74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36" calcext:value-type="float">
            <text:p>4336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52" calcext:value-type="float">
            <text:p>4652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32" calcext:value-type="float">
            <text:p>3732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97" calcext:value-type="float">
            <text:p>4097</text:p>
          </table:table-cell>
          <table:table-cell office:value-type="float" office:value="7725" calcext:value-type="float">
            <text:p>772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66" calcext:value-type="float">
            <text:p>4266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99" calcext:value-type="float">
            <text:p>4699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64" calcext:value-type="float">
            <text:p>3964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81" calcext:value-type="float">
            <text:p>4181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03" calcext:value-type="float">
            <text:p>4603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32" calcext:value-type="float">
            <text:p>4132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04" calcext:value-type="float">
            <text:p>4504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71" calcext:value-type="float">
            <text:p>4371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28" calcext:value-type="float">
            <text:p>4028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01" calcext:value-type="float">
            <text:p>4301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66" calcext:value-type="float">
            <text:p>4366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31" calcext:value-type="float">
            <text:p>4531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70" calcext:value-type="float">
            <text:p>3970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95" calcext:value-type="float">
            <text:p>4095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17" calcext:value-type="float">
            <text:p>3617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05" calcext:value-type="float">
            <text:p>3805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52" calcext:value-type="float">
            <text:p>3852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40" calcext:value-type="float">
            <text:p>374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06" calcext:value-type="float">
            <text:p>4306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86" calcext:value-type="float">
            <text:p>4886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54" calcext:value-type="float">
            <text:p>3454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51" calcext:value-type="float">
            <text:p>3551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33" calcext:value-type="float">
            <text:p>3933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91" calcext:value-type="float">
            <text:p>3791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31" calcext:value-type="float">
            <text:p>3631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78" calcext:value-type="float">
            <text:p>4878</text:p>
          </table:table-cell>
          <table:table-cell office:value-type="float" office:value="7338" calcext:value-type="float">
            <text:p>73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87" calcext:value-type="float">
            <text:p>3587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58" calcext:value-type="float">
            <text:p>4258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59" calcext:value-type="float">
            <text:p>4159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96" calcext:value-type="float">
            <text:p>4096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31" calcext:value-type="float">
            <text:p>4131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35" calcext:value-type="float">
            <text:p>4335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8" calcext:value-type="float">
            <text:p>3818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26" calcext:value-type="float">
            <text:p>3526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78" calcext:value-type="float">
            <text:p>4378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72" calcext:value-type="float">
            <text:p>3672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14" calcext:value-type="float">
            <text:p>4014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85" calcext:value-type="float">
            <text:p>3885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95" calcext:value-type="float">
            <text:p>3495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13" calcext:value-type="float">
            <text:p>3613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66" calcext:value-type="float">
            <text:p>3966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19" calcext:value-type="float">
            <text:p>4019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30" calcext:value-type="float">
            <text:p>3530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94" calcext:value-type="float">
            <text:p>4294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36" calcext:value-type="float">
            <text:p>3436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70" calcext:value-type="float">
            <text:p>3570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85" calcext:value-type="float">
            <text:p>4485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31" calcext:value-type="float">
            <text:p>3431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24" calcext:value-type="float">
            <text:p>3924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59" calcext:value-type="float">
            <text:p>4259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90" calcext:value-type="float">
            <text:p>5090</text:p>
          </table:table-cell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24" calcext:value-type="float">
            <text:p>352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34" calcext:value-type="float">
            <text:p>3834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456" calcext:value-type="float">
            <text:p>4456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78" calcext:value-type="float">
            <text:p>3978</text:p>
          </table:table-cell>
          <table:table-cell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67" calcext:value-type="float">
            <text:p>3767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88" calcext:value-type="float">
            <text:p>4288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6" calcext:value-type="float">
            <text:p>4006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96" calcext:value-type="float">
            <text:p>3596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97" calcext:value-type="float">
            <text:p>3897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56" calcext:value-type="float">
            <text:p>4356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06" calcext:value-type="float">
            <text:p>4106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02" calcext:value-type="float">
            <text:p>4102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17" calcext:value-type="float">
            <text:p>4117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19" calcext:value-type="float">
            <text:p>3819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83" calcext:value-type="float">
            <text:p>4283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85" calcext:value-type="float">
            <text:p>3585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33" calcext:value-type="float">
            <text:p>3533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46" calcext:value-type="float">
            <text:p>3646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03" calcext:value-type="float">
            <text:p>4703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42" calcext:value-type="float">
            <text:p>4142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09" calcext:value-type="float">
            <text:p>4309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10" calcext:value-type="float">
            <text:p>5110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94" calcext:value-type="float">
            <text:p>3894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81" calcext:value-type="float">
            <text:p>4481</text:p>
          </table:table-cell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77" calcext:value-type="float">
            <text:p>3677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86" calcext:value-type="float">
            <text:p>4986</text:p>
          </table:table-cell>
          <table:table-cell office:value-type="float" office:value="7360" calcext:value-type="float">
            <text:p>73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93" calcext:value-type="float">
            <text:p>3693</text:p>
          </table:table-cell>
          <table:table-cell office:value-type="float" office:value="7601" calcext:value-type="float">
            <text:p>76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14" calcext:value-type="float">
            <text:p>4814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78" calcext:value-type="float">
            <text:p>4478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52" calcext:value-type="float">
            <text:p>3552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55" calcext:value-type="float">
            <text:p>4355</text:p>
          </table:table-cell>
          <table:table-cell office:value-type="float" office:value="7699" calcext:value-type="float">
            <text:p>76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41" calcext:value-type="float">
            <text:p>4341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803" calcext:value-type="float">
            <text:p>5803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65" calcext:value-type="float">
            <text:p>4465</text:p>
          </table:table-cell>
          <table:table-cell office:value-type="float" office:value="8598" calcext:value-type="float">
            <text:p>859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62" calcext:value-type="float">
            <text:p>4162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35" calcext:value-type="float">
            <text:p>4835</text:p>
          </table:table-cell>
          <table:table-cell office:value-type="float" office:value="8481" calcext:value-type="float">
            <text:p>84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55" calcext:value-type="float">
            <text:p>4955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70" calcext:value-type="float">
            <text:p>4970</text:p>
          </table:table-cell>
          <table:table-cell office:value-type="float" office:value="9042" calcext:value-type="float">
            <text:p>904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06" calcext:value-type="float">
            <text:p>4406</text:p>
          </table:table-cell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67" calcext:value-type="float">
            <text:p>4067</text:p>
          </table:table-cell>
          <table:table-cell office:value-type="float" office:value="7370" calcext:value-type="float">
            <text:p>737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25" calcext:value-type="float">
            <text:p>4625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65" calcext:value-type="float">
            <text:p>4965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05" calcext:value-type="float">
            <text:p>4505</text:p>
          </table:table-cell>
          <table:table-cell office:value-type="float" office:value="7818" calcext:value-type="float">
            <text:p>78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65" calcext:value-type="float">
            <text:p>4465</text:p>
          </table:table-cell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42" calcext:value-type="float">
            <text:p>5142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83" calcext:value-type="float">
            <text:p>4983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35" calcext:value-type="float">
            <text:p>3935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31" calcext:value-type="float">
            <text:p>4431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32" calcext:value-type="float">
            <text:p>4732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06" calcext:value-type="float">
            <text:p>4406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20" calcext:value-type="float">
            <text:p>4320</text:p>
          </table:table-cell>
          <table:table-cell office:value-type="float" office:value="8254" calcext:value-type="float">
            <text:p>82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26" calcext:value-type="float">
            <text:p>3926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81" calcext:value-type="float">
            <text:p>4181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20" calcext:value-type="float">
            <text:p>4020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03" calcext:value-type="float">
            <text:p>3703</text:p>
          </table:table-cell>
          <table:table-cell office:value-type="float" office:value="7660" calcext:value-type="float">
            <text:p>766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38" calcext:value-type="float">
            <text:p>4638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43" calcext:value-type="float">
            <text:p>3943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45" calcext:value-type="float">
            <text:p>4745</text:p>
          </table:table-cell>
          <table:table-cell office:value-type="float" office:value="7559" calcext:value-type="float">
            <text:p>75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67" calcext:value-type="float">
            <text:p>4367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46" calcext:value-type="float">
            <text:p>4446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90" calcext:value-type="float">
            <text:p>4790</text:p>
          </table:table-cell>
          <table:table-cell office:value-type="float" office:value="8361" calcext:value-type="float">
            <text:p>836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70" calcext:value-type="float">
            <text:p>4970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98" calcext:value-type="float">
            <text:p>3698</text:p>
          </table:table-cell>
          <table:table-cell office:value-type="float" office:value="7511" calcext:value-type="float">
            <text:p>751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44" calcext:value-type="float">
            <text:p>4844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47" calcext:value-type="float">
            <text:p>4447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78" calcext:value-type="float">
            <text:p>4278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14" calcext:value-type="float">
            <text:p>4114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473" calcext:value-type="float">
            <text:p>3473</text:p>
          </table:table-cell>
          <table:table-cell office:value-type="float" office:value="7649" calcext:value-type="float">
            <text:p>76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61" calcext:value-type="float">
            <text:p>4661</text:p>
          </table:table-cell>
          <table:table-cell office:value-type="float" office:value="8012" calcext:value-type="float">
            <text:p>80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23" calcext:value-type="float">
            <text:p>4523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62" calcext:value-type="float">
            <text:p>4362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58" calcext:value-type="float">
            <text:p>3958</text:p>
          </table:table-cell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857" calcext:value-type="float">
            <text:p>4857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20" calcext:value-type="float">
            <text:p>4620</text:p>
          </table:table-cell>
          <table:table-cell office:value-type="float" office:value="8164" calcext:value-type="float">
            <text:p>816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04" calcext:value-type="float">
            <text:p>4304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08" calcext:value-type="float">
            <text:p>3808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82" calcext:value-type="float">
            <text:p>4782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44" calcext:value-type="float">
            <text:p>3844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81" calcext:value-type="float">
            <text:p>3781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99" calcext:value-type="float">
            <text:p>4199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05" calcext:value-type="float">
            <text:p>3505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99" calcext:value-type="float">
            <text:p>4399</text:p>
          </table:table-cell>
          <table:table-cell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91" calcext:value-type="float">
            <text:p>4691</text:p>
          </table:table-cell>
          <table:table-cell office:value-type="float" office:value="8387" calcext:value-type="float">
            <text:p>838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23" calcext:value-type="float">
            <text:p>4223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86" calcext:value-type="float">
            <text:p>4286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83" calcext:value-type="float">
            <text:p>4183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12" calcext:value-type="float">
            <text:p>4612</text:p>
          </table:table-cell>
          <table:table-cell office:value-type="float" office:value="8095" calcext:value-type="float">
            <text:p>809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866" calcext:value-type="float">
            <text:p>3866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14" calcext:value-type="float">
            <text:p>3914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90" calcext:value-type="float">
            <text:p>4090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03" calcext:value-type="float">
            <text:p>4703</text:p>
          </table:table-cell>
          <table:table-cell office:value-type="float" office:value="8174" calcext:value-type="float">
            <text:p>81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42" calcext:value-type="float">
            <text:p>4042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67" calcext:value-type="float">
            <text:p>4367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80" calcext:value-type="float">
            <text:p>4180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21" calcext:value-type="float">
            <text:p>3921</text:p>
          </table:table-cell>
          <table:table-cell office:value-type="float" office:value="7296" calcext:value-type="float">
            <text:p>72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99" calcext:value-type="float">
            <text:p>4599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732" calcext:value-type="float">
            <text:p>3732</text:p>
          </table:table-cell>
          <table:table-cell office:value-type="float" office:value="7917" calcext:value-type="float">
            <text:p>79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15" calcext:value-type="float">
            <text:p>4315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99" calcext:value-type="float">
            <text:p>4099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34" calcext:value-type="float">
            <text:p>4534</text:p>
          </table:table-cell>
          <table:table-cell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40" calcext:value-type="float">
            <text:p>4240</text:p>
          </table:table-cell>
          <table:table-cell office:value-type="float" office:value="7432" calcext:value-type="float">
            <text:p>743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491" calcext:value-type="float">
            <text:p>4491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145" calcext:value-type="float">
            <text:p>5145</text:p>
          </table:table-cell>
          <table:table-cell office:value-type="float" office:value="8069" calcext:value-type="float">
            <text:p>80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334" calcext:value-type="float">
            <text:p>5334</text:p>
          </table:table-cell>
          <table:table-cell office:value-type="float" office:value="7702" calcext:value-type="float">
            <text:p>77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78" calcext:value-type="float">
            <text:p>4578</text:p>
          </table:table-cell>
          <table:table-cell office:value-type="float" office:value="7992" calcext:value-type="float">
            <text:p>799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44" calcext:value-type="float">
            <text:p>4644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47" calcext:value-type="float">
            <text:p>4547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94" calcext:value-type="float">
            <text:p>3994</text:p>
          </table:table-cell>
          <table:table-cell office:value-type="float" office:value="7042" calcext:value-type="float">
            <text:p>704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66" calcext:value-type="float">
            <text:p>4666</text:p>
          </table:table-cell>
          <table:table-cell office:value-type="float" office:value="8121" calcext:value-type="float">
            <text:p>812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81" calcext:value-type="float">
            <text:p>4381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19" calcext:value-type="float">
            <text:p>4519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77" calcext:value-type="float">
            <text:p>4777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929" calcext:value-type="float">
            <text:p>4929</text:p>
          </table:table-cell>
          <table:table-cell office:value-type="float" office:value="8476" calcext:value-type="float">
            <text:p>84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37" calcext:value-type="float">
            <text:p>4037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15" calcext:value-type="float">
            <text:p>4315</text:p>
          </table:table-cell>
          <table:table-cell office:value-type="float" office:value="7909" calcext:value-type="float">
            <text:p>79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88" calcext:value-type="float">
            <text:p>4388</text:p>
          </table:table-cell>
          <table:table-cell office:value-type="float" office:value="7679" calcext:value-type="float">
            <text:p>76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91" calcext:value-type="float">
            <text:p>4191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614" calcext:value-type="float">
            <text:p>4614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22" calcext:value-type="float">
            <text:p>522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07" calcext:value-type="float">
            <text:p>4407</text:p>
          </table:table-cell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01" calcext:value-type="float">
            <text:p>4801</text:p>
          </table:table-cell>
          <table:table-cell office:value-type="float" office:value="8904" calcext:value-type="float">
            <text:p>89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30" calcext:value-type="float">
            <text:p>4830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44" calcext:value-type="float">
            <text:p>4244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85" calcext:value-type="float">
            <text:p>4385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69" calcext:value-type="float">
            <text:p>4469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19" calcext:value-type="float">
            <text:p>4719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79" calcext:value-type="float">
            <text:p>4579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90" calcext:value-type="float">
            <text:p>4990</text:p>
          </table:table-cell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69" calcext:value-type="float">
            <text:p>4469</text:p>
          </table:table-cell>
          <table:table-cell office:value-type="float" office:value="8869" calcext:value-type="float">
            <text:p>88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45" calcext:value-type="float">
            <text:p>4645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18" calcext:value-type="float">
            <text:p>5018</text:p>
          </table:table-cell>
          <table:table-cell office:value-type="float" office:value="8313" calcext:value-type="float">
            <text:p>83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02" calcext:value-type="float">
            <text:p>4902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99" calcext:value-type="float">
            <text:p>4599</text:p>
          </table:table-cell>
          <table:table-cell office:value-type="float" office:value="7894" calcext:value-type="float">
            <text:p>78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96" calcext:value-type="float">
            <text:p>4396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04" calcext:value-type="float">
            <text:p>4804</text:p>
          </table:table-cell>
          <table:table-cell office:value-type="float" office:value="7985" calcext:value-type="float">
            <text:p>79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19" calcext:value-type="float">
            <text:p>4719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52" calcext:value-type="float">
            <text:p>4352</text:p>
          </table:table-cell>
          <table:table-cell office:value-type="float" office:value="9497" calcext:value-type="float">
            <text:p>94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38" calcext:value-type="float">
            <text:p>5138</text:p>
          </table:table-cell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03" calcext:value-type="float">
            <text:p>4303</text:p>
          </table:table-cell>
          <table:table-cell office:value-type="float" office:value="7794" calcext:value-type="float">
            <text:p>77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14" calcext:value-type="float">
            <text:p>4814</text:p>
          </table:table-cell>
          <table:table-cell office:value-type="float" office:value="8888" calcext:value-type="float">
            <text:p>88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98" calcext:value-type="float">
            <text:p>4898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34" calcext:value-type="float">
            <text:p>4734</text:p>
          </table:table-cell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87" calcext:value-type="float">
            <text:p>4287</text:p>
          </table:table-cell>
          <table:table-cell office:value-type="float" office:value="9015" calcext:value-type="float">
            <text:p>90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15" calcext:value-type="float">
            <text:p>4615</text:p>
          </table:table-cell>
          <table:table-cell office:value-type="float" office:value="8165" calcext:value-type="float">
            <text:p>81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6" calcext:value-type="float">
            <text:p>4346</text:p>
          </table:table-cell>
          <table:table-cell office:value-type="float" office:value="8007" calcext:value-type="float">
            <text:p>80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21" calcext:value-type="float">
            <text:p>5521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82" calcext:value-type="float">
            <text:p>4882</text:p>
          </table:table-cell>
          <table:table-cell office:value-type="float" office:value="8662" calcext:value-type="float">
            <text:p>86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52" calcext:value-type="float">
            <text:p>4852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44" calcext:value-type="float">
            <text:p>5044</text:p>
          </table:table-cell>
          <table:table-cell office:value-type="float" office:value="8359" calcext:value-type="float">
            <text:p>83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51" calcext:value-type="float">
            <text:p>4351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36" calcext:value-type="float">
            <text:p>4736</text:p>
          </table:table-cell>
          <table:table-cell office:value-type="float" office:value="8116" calcext:value-type="float">
            <text:p>81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09" calcext:value-type="float">
            <text:p>4809</text:p>
          </table:table-cell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736" calcext:value-type="float">
            <text:p>5736</text:p>
          </table:table-cell>
          <table:table-cell office:value-type="float" office:value="8985" calcext:value-type="float">
            <text:p>89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52" calcext:value-type="float">
            <text:p>4152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44" calcext:value-type="float">
            <text:p>4644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240" calcext:value-type="float">
            <text:p>624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79" calcext:value-type="float">
            <text:p>4379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14" calcext:value-type="float">
            <text:p>5014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82" calcext:value-type="float">
            <text:p>5282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74" calcext:value-type="float">
            <text:p>4974</text:p>
          </table:table-cell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46" calcext:value-type="float">
            <text:p>4846</text:p>
          </table:table-cell>
          <table:table-cell office:value-type="float" office:value="8243" calcext:value-type="float">
            <text:p>82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03" calcext:value-type="float">
            <text:p>4103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35" calcext:value-type="float">
            <text:p>4335</text:p>
          </table:table-cell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98" calcext:value-type="float">
            <text:p>4698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54" calcext:value-type="float">
            <text:p>4754</text:p>
          </table:table-cell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31" calcext:value-type="float">
            <text:p>4531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24" calcext:value-type="float">
            <text:p>4224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79" calcext:value-type="float">
            <text:p>5179</text:p>
          </table:table-cell>
          <table:table-cell office:value-type="float" office:value="8991" calcext:value-type="float">
            <text:p>89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815" calcext:value-type="float">
            <text:p>5815</text:p>
          </table:table-cell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07" calcext:value-type="float">
            <text:p>4807</text:p>
          </table:table-cell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09" calcext:value-type="float">
            <text:p>4509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72" calcext:value-type="float">
            <text:p>4872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16" calcext:value-type="float">
            <text:p>4316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91" calcext:value-type="float">
            <text:p>4491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92" calcext:value-type="float">
            <text:p>4792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31" calcext:value-type="float">
            <text:p>4931</text:p>
          </table:table-cell>
          <table:table-cell office:value-type="float" office:value="9959" calcext:value-type="float">
            <text:p>99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93" calcext:value-type="float">
            <text:p>4493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19" calcext:value-type="float">
            <text:p>4619</text:p>
          </table:table-cell>
          <table:table-cell office:value-type="float" office:value="8808" calcext:value-type="float">
            <text:p>88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23" calcext:value-type="float">
            <text:p>4523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89" calcext:value-type="float">
            <text:p>4989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43" calcext:value-type="float">
            <text:p>4543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91" calcext:value-type="float">
            <text:p>4691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69" calcext:value-type="float">
            <text:p>4769</text:p>
          </table:table-cell>
          <table:table-cell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82" calcext:value-type="float">
            <text:p>4282</text:p>
          </table:table-cell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32" calcext:value-type="float">
            <text:p>4932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76" calcext:value-type="float">
            <text:p>4176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10" calcext:value-type="float">
            <text:p>4210</text:p>
          </table:table-cell>
          <table:table-cell office:value-type="float" office:value="8585" calcext:value-type="float">
            <text:p>85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82" calcext:value-type="float">
            <text:p>5582</text:p>
          </table:table-cell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53" calcext:value-type="float">
            <text:p>4753</text:p>
          </table:table-cell>
          <table:table-cell office:value-type="float" office:value="8405" calcext:value-type="float">
            <text:p>84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50" calcext:value-type="float">
            <text:p>4650</text:p>
          </table:table-cell>
          <table:table-cell office:value-type="float" office:value="7751" calcext:value-type="float">
            <text:p>77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76" calcext:value-type="float">
            <text:p>4976</text:p>
          </table:table-cell>
          <table:table-cell office:value-type="float" office:value="9766" calcext:value-type="float">
            <text:p>97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35" calcext:value-type="float">
            <text:p>4535</text:p>
          </table:table-cell>
          <table:table-cell office:value-type="float" office:value="8526" calcext:value-type="float">
            <text:p>8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11" calcext:value-type="float">
            <text:p>5511</text:p>
          </table:table-cell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62" calcext:value-type="float">
            <text:p>4962</text:p>
          </table:table-cell>
          <table:table-cell office:value-type="float" office:value="8465" calcext:value-type="float">
            <text:p>84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74" calcext:value-type="float">
            <text:p>4774</text:p>
          </table:table-cell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49" calcext:value-type="float">
            <text:p>5149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96" calcext:value-type="float">
            <text:p>4396</text:p>
          </table:table-cell>
          <table:table-cell office:value-type="float" office:value="7654" calcext:value-type="float">
            <text:p>76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15" calcext:value-type="float">
            <text:p>4515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02" calcext:value-type="float">
            <text:p>5402</text:p>
          </table:table-cell>
          <table:table-cell office:value-type="float" office:value="8740" calcext:value-type="float">
            <text:p>87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23" calcext:value-type="float">
            <text:p>4823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64" calcext:value-type="float">
            <text:p>4764</text:p>
          </table:table-cell>
          <table:table-cell office:value-type="float" office:value="8486" calcext:value-type="float">
            <text:p>84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516" calcext:value-type="float">
            <text:p>4516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578" calcext:value-type="float">
            <text:p>6578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98" calcext:value-type="float">
            <text:p>4098</text:p>
          </table:table-cell>
          <table:table-cell office:value-type="float" office:value="7871" calcext:value-type="float">
            <text:p>787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58" calcext:value-type="float">
            <text:p>4358</text:p>
          </table:table-cell>
          <table:table-cell office:value-type="float" office:value="7769" calcext:value-type="float">
            <text:p>77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26" calcext:value-type="float">
            <text:p>4326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58" calcext:value-type="float">
            <text:p>4658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32" calcext:value-type="float">
            <text:p>4432</text:p>
          </table:table-cell>
          <table:table-cell office:value-type="float" office:value="7970" calcext:value-type="float">
            <text:p>79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79" calcext:value-type="float">
            <text:p>4179</text:p>
          </table:table-cell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27" calcext:value-type="float">
            <text:p>4927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951" calcext:value-type="float">
            <text:p>3951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208" calcext:value-type="float">
            <text:p>5208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48" calcext:value-type="float">
            <text:p>4248</text:p>
          </table:table-cell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83" calcext:value-type="float">
            <text:p>4483</text:p>
          </table:table-cell>
          <table:table-cell office:value-type="float" office:value="8124" calcext:value-type="float">
            <text:p>81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73" calcext:value-type="float">
            <text:p>4273</text:p>
          </table:table-cell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55" calcext:value-type="float">
            <text:p>4855</text:p>
          </table:table-cell>
          <table:table-cell office:value-type="float" office:value="9079" calcext:value-type="float">
            <text:p>90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61" calcext:value-type="float">
            <text:p>4461</text:p>
          </table:table-cell>
          <table:table-cell office:value-type="float" office:value="8415" calcext:value-type="float">
            <text:p>84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96" calcext:value-type="float">
            <text:p>4796</text:p>
          </table:table-cell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70" calcext:value-type="float">
            <text:p>5670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33" calcext:value-type="float">
            <text:p>4833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65" calcext:value-type="float">
            <text:p>4865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77" calcext:value-type="float">
            <text:p>5077</text:p>
          </table:table-cell>
          <table:table-cell office:value-type="float" office:value="9388" calcext:value-type="float">
            <text:p>938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71" calcext:value-type="float">
            <text:p>4371</text:p>
          </table:table-cell>
          <table:table-cell office:value-type="float" office:value="8454" calcext:value-type="float">
            <text:p>84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11" calcext:value-type="float">
            <text:p>4611</text:p>
          </table:table-cell>
          <table:table-cell office:value-type="float" office:value="8569" calcext:value-type="float">
            <text:p>856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71" calcext:value-type="float">
            <text:p>5171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88" calcext:value-type="float">
            <text:p>4488</text:p>
          </table:table-cell>
          <table:table-cell office:value-type="float" office:value="8908" calcext:value-type="float">
            <text:p>89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81" calcext:value-type="float">
            <text:p>4481</text:p>
          </table:table-cell>
          <table:table-cell office:value-type="float" office:value="8350" calcext:value-type="float">
            <text:p>83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06" calcext:value-type="float">
            <text:p>4606</text:p>
          </table:table-cell>
          <table:table-cell office:value-type="float" office:value="8571" calcext:value-type="float">
            <text:p>85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85" calcext:value-type="float">
            <text:p>4685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51" calcext:value-type="float">
            <text:p>4751</text:p>
          </table:table-cell>
          <table:table-cell office:value-type="float" office:value="8703" calcext:value-type="float">
            <text:p>87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780" calcext:value-type="float">
            <text:p>5780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089" calcext:value-type="float">
            <text:p>6089</text:p>
          </table:table-cell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50" calcext:value-type="float">
            <text:p>5150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46" calcext:value-type="float">
            <text:p>5146</text:p>
          </table:table-cell>
          <table:table-cell office:value-type="float" office:value="8724" calcext:value-type="float">
            <text:p>872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209" calcext:value-type="float">
            <text:p>5209</text:p>
          </table:table-cell>
          <table:table-cell office:value-type="float" office:value="8597" calcext:value-type="float">
            <text:p>85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35" calcext:value-type="float">
            <text:p>4435</text:p>
          </table:table-cell>
          <table:table-cell office:value-type="float" office:value="8247" calcext:value-type="float">
            <text:p>824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76" calcext:value-type="float">
            <text:p>4676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42" calcext:value-type="float">
            <text:p>5142</text:p>
          </table:table-cell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89" calcext:value-type="float">
            <text:p>4789</text:p>
          </table:table-cell>
          <table:table-cell office:value-type="float" office:value="8779" calcext:value-type="float">
            <text:p>877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35" calcext:value-type="float">
            <text:p>4435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256" calcext:value-type="float">
            <text:p>5256</text:p>
          </table:table-cell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687" calcext:value-type="float">
            <text:p>6687</text:p>
          </table:table-cell>
          <table:table-cell office:value-type="float" office:value="9827" calcext:value-type="float">
            <text:p>98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74" calcext:value-type="float">
            <text:p>4574</text:p>
          </table:table-cell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32" calcext:value-type="float">
            <text:p>5032</text:p>
          </table:table-cell>
          <table:table-cell office:value-type="float" office:value="9303" calcext:value-type="float">
            <text:p>93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64" calcext:value-type="float">
            <text:p>5364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87" calcext:value-type="float">
            <text:p>4587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74" calcext:value-type="float">
            <text:p>5174</text:p>
          </table:table-cell>
          <table:table-cell office:value-type="float" office:value="8602" calcext:value-type="float">
            <text:p>86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23" calcext:value-type="float">
            <text:p>4823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29" calcext:value-type="float">
            <text:p>5329</text:p>
          </table:table-cell>
          <table:table-cell office:value-type="float" office:value="9244" calcext:value-type="float">
            <text:p>92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918" calcext:value-type="float">
            <text:p>4918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11" calcext:value-type="float">
            <text:p>5911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77" calcext:value-type="float">
            <text:p>4777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118" calcext:value-type="float">
            <text:p>4118</text:p>
          </table:table-cell>
          <table:table-cell office:value-type="float" office:value="9144" calcext:value-type="float">
            <text:p>91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99" calcext:value-type="float">
            <text:p>4799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41" calcext:value-type="float">
            <text:p>4741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71" calcext:value-type="float">
            <text:p>5471</text:p>
          </table:table-cell>
          <table:table-cell office:value-type="float" office:value="8829" calcext:value-type="float">
            <text:p>88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35" calcext:value-type="float">
            <text:p>5435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19" calcext:value-type="float">
            <text:p>4719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87" calcext:value-type="float">
            <text:p>4687</text:p>
          </table:table-cell>
          <table:table-cell office:value-type="float" office:value="8166" calcext:value-type="float">
            <text:p>81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73" calcext:value-type="float">
            <text:p>4773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38" calcext:value-type="float">
            <text:p>4738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17" calcext:value-type="float">
            <text:p>5517</text:p>
          </table:table-cell>
          <table:table-cell office:value-type="float" office:value="8753" calcext:value-type="float">
            <text:p>87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80" calcext:value-type="float">
            <text:p>4680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45" calcext:value-type="float">
            <text:p>4645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35" calcext:value-type="float">
            <text:p>5435</text:p>
          </table:table-cell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222" calcext:value-type="float">
            <text:p>4222</text:p>
          </table:table-cell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23" calcext:value-type="float">
            <text:p>5023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57" calcext:value-type="float">
            <text:p>4557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933" calcext:value-type="float">
            <text:p>4933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222" calcext:value-type="float">
            <text:p>5222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66" calcext:value-type="float">
            <text:p>5366</text:p>
          </table:table-cell>
          <table:table-cell office:value-type="float" office:value="8546" calcext:value-type="float">
            <text:p>85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92" calcext:value-type="float">
            <text:p>4592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66" calcext:value-type="float">
            <text:p>5166</text:p>
          </table:table-cell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97" calcext:value-type="float">
            <text:p>5097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86" calcext:value-type="float">
            <text:p>5086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09" calcext:value-type="float">
            <text:p>5109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77" calcext:value-type="float">
            <text:p>5477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283" calcext:value-type="float">
            <text:p>5283</text:p>
          </table:table-cell>
          <table:table-cell office:value-type="float" office:value="9452" calcext:value-type="float">
            <text:p>94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35" calcext:value-type="float">
            <text:p>5335</text:p>
          </table:table-cell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31" calcext:value-type="float">
            <text:p>4631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97" calcext:value-type="float">
            <text:p>4697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48" calcext:value-type="float">
            <text:p>4448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140" calcext:value-type="float">
            <text:p>6140</text:p>
          </table:table-cell>
          <table:table-cell office:value-type="float" office:value="9569" calcext:value-type="float">
            <text:p>956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326" calcext:value-type="float">
            <text:p>6326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68" calcext:value-type="float">
            <text:p>5368</text:p>
          </table:table-cell>
          <table:table-cell office:value-type="float" office:value="9045" calcext:value-type="float">
            <text:p>904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33" calcext:value-type="float">
            <text:p>4833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55" calcext:value-type="float">
            <text:p>5955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28" calcext:value-type="float">
            <text:p>4728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58" calcext:value-type="float">
            <text:p>4458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82" calcext:value-type="float">
            <text:p>5582</text:p>
          </table:table-cell>
          <table:table-cell office:value-type="float" office:value="9186" calcext:value-type="float">
            <text:p>91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76" calcext:value-type="float">
            <text:p>4676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129" calcext:value-type="float">
            <text:p>6129</text:p>
          </table:table-cell>
          <table:table-cell office:value-type="float" office:value="10038" calcext:value-type="float">
            <text:p>100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355" calcext:value-type="float">
            <text:p>6355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21" calcext:value-type="float">
            <text:p>5421</text:p>
          </table:table-cell>
          <table:table-cell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96" calcext:value-type="float">
            <text:p>4096</text:p>
          </table:table-cell>
          <table:table-cell office:value-type="float" office:value="8825" calcext:value-type="float">
            <text:p>88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09" calcext:value-type="float">
            <text:p>5109</text:p>
          </table:table-cell>
          <table:table-cell office:value-type="float" office:value="8797" calcext:value-type="float">
            <text:p>87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57" calcext:value-type="float">
            <text:p>5157</text:p>
          </table:table-cell>
          <table:table-cell office:value-type="float" office:value="8356" calcext:value-type="float">
            <text:p>835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764" calcext:value-type="float">
            <text:p>5764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65" calcext:value-type="float">
            <text:p>4565</text:p>
          </table:table-cell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68" calcext:value-type="float">
            <text:p>4868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09" calcext:value-type="float">
            <text:p>5409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48" calcext:value-type="float">
            <text:p>4448</text:p>
          </table:table-cell>
          <table:table-cell office:value-type="float" office:value="8758" calcext:value-type="float">
            <text:p>87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81" calcext:value-type="float">
            <text:p>4881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86" calcext:value-type="float">
            <text:p>5186</text:p>
          </table:table-cell>
          <table:table-cell office:value-type="float" office:value="9103" calcext:value-type="float">
            <text:p>91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78" calcext:value-type="float">
            <text:p>4778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90" calcext:value-type="float">
            <text:p>5490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23" calcext:value-type="float">
            <text:p>4723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03" calcext:value-type="float">
            <text:p>5103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01" calcext:value-type="float">
            <text:p>5301</text:p>
          </table:table-cell>
          <table:table-cell office:value-type="float" office:value="9449" calcext:value-type="float">
            <text:p>94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81" calcext:value-type="float">
            <text:p>5181</text:p>
          </table:table-cell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368" calcext:value-type="float">
            <text:p>5368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86" calcext:value-type="float">
            <text:p>4486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244" calcext:value-type="float">
            <text:p>5244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853" calcext:value-type="float">
            <text:p>4853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112" calcext:value-type="float">
            <text:p>5112</text:p>
          </table:table-cell>
          <table:table-cell office:value-type="float" office:value="9019" calcext:value-type="float">
            <text:p>90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96" calcext:value-type="float">
            <text:p>459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488" calcext:value-type="float">
            <text:p>4488</text:p>
          </table:table-cell>
          <table:table-cell office:value-type="float" office:value="8986" calcext:value-type="float">
            <text:p>89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87" calcext:value-type="float">
            <text:p>5587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26" calcext:value-type="float">
            <text:p>6226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42" calcext:value-type="float">
            <text:p>5442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07" calcext:value-type="float">
            <text:p>4407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60" calcext:value-type="float">
            <text:p>5360</text:p>
          </table:table-cell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05" calcext:value-type="float">
            <text:p>5105</text:p>
          </table:table-cell>
          <table:table-cell office:value-type="float" office:value="8970" calcext:value-type="float">
            <text:p>897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63" calcext:value-type="float">
            <text:p>5163</text:p>
          </table:table-cell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67" calcext:value-type="float">
            <text:p>5267</text:p>
          </table:table-cell>
          <table:table-cell office:value-type="float" office:value="9471" calcext:value-type="float">
            <text:p>94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657" calcext:value-type="float">
            <text:p>4657</text:p>
          </table:table-cell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28" calcext:value-type="float">
            <text:p>4828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41" calcext:value-type="float">
            <text:p>454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30" calcext:value-type="float">
            <text:p>5730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29" calcext:value-type="float">
            <text:p>5329</text:p>
          </table:table-cell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20" calcext:value-type="float">
            <text:p>6220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72" calcext:value-type="float">
            <text:p>5172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16" calcext:value-type="float">
            <text:p>5016</text:p>
          </table:table-cell>
          <table:table-cell office:value-type="float" office:value="9710" calcext:value-type="float">
            <text:p>97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55" calcext:value-type="float">
            <text:p>5355</text:p>
          </table:table-cell>
          <table:table-cell office:value-type="float" office:value="9284" calcext:value-type="float">
            <text:p>9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53" calcext:value-type="float">
            <text:p>5453</text:p>
          </table:table-cell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69" calcext:value-type="float">
            <text:p>5469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857" calcext:value-type="float">
            <text:p>5857</text:p>
          </table:table-cell>
          <table:table-cell office:value-type="float" office:value="9867" calcext:value-type="float">
            <text:p>98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41" calcext:value-type="float">
            <text:p>6241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12" calcext:value-type="float">
            <text:p>4912</text:p>
          </table:table-cell>
          <table:table-cell office:value-type="float" office:value="11014" calcext:value-type="float">
            <text:p>110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56" calcext:value-type="float">
            <text:p>5956</text:p>
          </table:table-cell>
          <table:table-cell office:value-type="float" office:value="9805" calcext:value-type="float">
            <text:p>98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10" calcext:value-type="float">
            <text:p>5510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91" calcext:value-type="float">
            <text:p>5391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89" calcext:value-type="float">
            <text:p>5089</text:p>
          </table:table-cell>
          <table:table-cell office:value-type="float" office:value="9118" calcext:value-type="float">
            <text:p>91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66" calcext:value-type="float">
            <text:p>4866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09" calcext:value-type="float">
            <text:p>5709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73" calcext:value-type="float">
            <text:p>5673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863" calcext:value-type="float">
            <text:p>5863</text:p>
          </table:table-cell>
          <table:table-cell office:value-type="float" office:value="9729" calcext:value-type="float">
            <text:p>97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0" calcext:value-type="float">
            <text:p>5650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65" calcext:value-type="float">
            <text:p>5665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44" calcext:value-type="float">
            <text:p>6544</text:p>
          </table:table-cell>
          <table:table-cell office:value-type="float" office:value="10536" calcext:value-type="float">
            <text:p>105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10" calcext:value-type="float">
            <text:p>5710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15" calcext:value-type="float">
            <text:p>5315</text:p>
          </table:table-cell>
          <table:table-cell office:value-type="float" office:value="9640" calcext:value-type="float">
            <text:p>96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49" calcext:value-type="float">
            <text:p>6149</text:p>
          </table:table-cell>
          <table:table-cell office:value-type="float" office:value="10445" calcext:value-type="float">
            <text:p>104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64" calcext:value-type="float">
            <text:p>4964</text:p>
          </table:table-cell>
          <table:table-cell office:value-type="float" office:value="9905" calcext:value-type="float">
            <text:p>99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70" calcext:value-type="float">
            <text:p>6570</text:p>
          </table:table-cell>
          <table:table-cell office:value-type="float" office:value="10693" calcext:value-type="float">
            <text:p>106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39" calcext:value-type="float">
            <text:p>5039</text:p>
          </table:table-cell>
          <table:table-cell office:value-type="float" office:value="9349" calcext:value-type="float">
            <text:p>93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90" calcext:value-type="float">
            <text:p>5190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73" calcext:value-type="float">
            <text:p>5473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92" calcext:value-type="float">
            <text:p>5792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88" calcext:value-type="float">
            <text:p>5688</text:p>
          </table:table-cell>
          <table:table-cell office:value-type="float" office:value="9811" calcext:value-type="float">
            <text:p>98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11" calcext:value-type="float">
            <text:p>5411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780" calcext:value-type="float">
            <text:p>4780</text:p>
          </table:table-cell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26" calcext:value-type="float">
            <text:p>5326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809" calcext:value-type="float">
            <text:p>5809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761" calcext:value-type="float">
            <text:p>6761</text:p>
          </table:table-cell>
          <table:table-cell office:value-type="float" office:value="9833" calcext:value-type="float">
            <text:p>98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23" calcext:value-type="float">
            <text:p>5423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91" calcext:value-type="float">
            <text:p>5791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46" calcext:value-type="float">
            <text:p>6146</text:p>
          </table:table-cell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96" calcext:value-type="float">
            <text:p>5196</text:p>
          </table:table-cell>
          <table:table-cell office:value-type="float" office:value="9331" calcext:value-type="float">
            <text:p>93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969" calcext:value-type="float">
            <text:p>5969</text:p>
          </table:table-cell>
          <table:table-cell office:value-type="float" office:value="10036" calcext:value-type="float">
            <text:p>100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55" calcext:value-type="float">
            <text:p>6255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50" calcext:value-type="float">
            <text:p>5050</text:p>
          </table:table-cell>
          <table:table-cell office:value-type="float" office:value="9021" calcext:value-type="float">
            <text:p>90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98" calcext:value-type="float">
            <text:p>4998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69" calcext:value-type="float">
            <text:p>5369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88" calcext:value-type="float">
            <text:p>5088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06" calcext:value-type="float">
            <text:p>4906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96" calcext:value-type="float">
            <text:p>5396</text:p>
          </table:table-cell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182" calcext:value-type="float">
            <text:p>5182</text:p>
          </table:table-cell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10" calcext:value-type="float">
            <text:p>4910</text:p>
          </table:table-cell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99" calcext:value-type="float">
            <text:p>4899</text:p>
          </table:table-cell>
          <table:table-cell office:value-type="float" office:value="9231" calcext:value-type="float">
            <text:p>92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23" calcext:value-type="float">
            <text:p>5623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72" calcext:value-type="float">
            <text:p>7072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28" calcext:value-type="float">
            <text:p>6628</text:p>
          </table:table-cell>
          <table:table-cell office:value-type="float" office:value="10327" calcext:value-type="float">
            <text:p>103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83" calcext:value-type="float">
            <text:p>5383</text:p>
          </table:table-cell>
          <table:table-cell office:value-type="float" office:value="10862" calcext:value-type="float">
            <text:p>108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58" calcext:value-type="float">
            <text:p>4858</text:p>
          </table:table-cell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43" calcext:value-type="float">
            <text:p>5443</text:p>
          </table:table-cell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86" calcext:value-type="float">
            <text:p>6086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41" calcext:value-type="float">
            <text:p>5341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28" calcext:value-type="float">
            <text:p>6228</text:p>
          </table:table-cell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40" calcext:value-type="float">
            <text:p>5540</text:p>
          </table:table-cell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20" calcext:value-type="float">
            <text:p>6420</text:p>
          </table:table-cell>
          <table:table-cell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716" calcext:value-type="float">
            <text:p>4716</text:p>
          </table:table-cell>
          <table:table-cell office:value-type="float" office:value="9250" calcext:value-type="float">
            <text:p>92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785" calcext:value-type="float">
            <text:p>4785</text:p>
          </table:table-cell>
          <table:table-cell office:value-type="float" office:value="9252" calcext:value-type="float">
            <text:p>92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86" calcext:value-type="float">
            <text:p>5086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75" calcext:value-type="float">
            <text:p>5075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43" calcext:value-type="float">
            <text:p>5743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54" calcext:value-type="float">
            <text:p>6454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04" calcext:value-type="float">
            <text:p>5204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33" calcext:value-type="float">
            <text:p>5433</text:p>
          </table:table-cell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796" calcext:value-type="float">
            <text:p>5796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51" calcext:value-type="float">
            <text:p>5551</text:p>
          </table:table-cell>
          <table:table-cell office:value-type="float" office:value="9534" calcext:value-type="float">
            <text:p>95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876" calcext:value-type="float">
            <text:p>5876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18" calcext:value-type="float">
            <text:p>5618</text:p>
          </table:table-cell>
          <table:table-cell office:value-type="float" office:value="9764" calcext:value-type="float">
            <text:p>9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82" calcext:value-type="float">
            <text:p>5282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07" calcext:value-type="float">
            <text:p>7107</text:p>
          </table:table-cell>
          <table:table-cell office:value-type="float" office:value="11364" calcext:value-type="float">
            <text:p>113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222" calcext:value-type="float">
            <text:p>6222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25" calcext:value-type="float">
            <text:p>5325</text:p>
          </table:table-cell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181" calcext:value-type="float">
            <text:p>6181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79" calcext:value-type="float">
            <text:p>5679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03" calcext:value-type="float">
            <text:p>5503</text:p>
          </table:table-cell>
          <table:table-cell office:value-type="float" office:value="9396" calcext:value-type="float">
            <text:p>93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59" calcext:value-type="float">
            <text:p>5359</text:p>
          </table:table-cell>
          <table:table-cell office:value-type="float" office:value="9432" calcext:value-type="float">
            <text:p>94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10" calcext:value-type="float">
            <text:p>5510</text:p>
          </table:table-cell>
          <table:table-cell office:value-type="float" office:value="9535" calcext:value-type="float">
            <text:p>95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337" calcext:value-type="float">
            <text:p>6337</text:p>
          </table:table-cell>
          <table:table-cell office:value-type="float" office:value="9857" calcext:value-type="float">
            <text:p>98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46" calcext:value-type="float">
            <text:p>6046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431" calcext:value-type="float">
            <text:p>5431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52" calcext:value-type="float">
            <text:p>6652</text:p>
          </table:table-cell>
          <table:table-cell office:value-type="float" office:value="10643" calcext:value-type="float">
            <text:p>106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62" calcext:value-type="float">
            <text:p>5562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212" calcext:value-type="float">
            <text:p>5212</text:p>
          </table:table-cell>
          <table:table-cell office:value-type="float" office:value="9062" calcext:value-type="float">
            <text:p>906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88" calcext:value-type="float">
            <text:p>5588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68" calcext:value-type="float">
            <text:p>5768</text:p>
          </table:table-cell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936" calcext:value-type="float">
            <text:p>6936</text:p>
          </table:table-cell>
          <table:table-cell office:value-type="float" office:value="11865" calcext:value-type="float">
            <text:p>118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17" calcext:value-type="float">
            <text:p>6017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24" calcext:value-type="float">
            <text:p>6224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07" calcext:value-type="float">
            <text:p>6107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103" calcext:value-type="float">
            <text:p>7103</text:p>
          </table:table-cell>
          <table:table-cell office:value-type="float" office:value="11690" calcext:value-type="float">
            <text:p>116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55" calcext:value-type="float">
            <text:p>5655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67" calcext:value-type="float">
            <text:p>6167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277" calcext:value-type="float">
            <text:p>5277</text:p>
          </table:table-cell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40" calcext:value-type="float">
            <text:p>5540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90" calcext:value-type="float">
            <text:p>5590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656" calcext:value-type="float">
            <text:p>6656</text:p>
          </table:table-cell>
          <table:table-cell office:value-type="float" office:value="11371" calcext:value-type="float">
            <text:p>113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70" calcext:value-type="float">
            <text:p>6070</text:p>
          </table:table-cell>
          <table:table-cell office:value-type="float" office:value="10780" calcext:value-type="float">
            <text:p>1078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416" calcext:value-type="float">
            <text:p>5416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90" calcext:value-type="float">
            <text:p>5690</text:p>
          </table:table-cell>
          <table:table-cell office:value-type="float" office:value="10952" calcext:value-type="float">
            <text:p>10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16" calcext:value-type="float">
            <text:p>6216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402" calcext:value-type="float">
            <text:p>5402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30" calcext:value-type="float">
            <text:p>5930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91" calcext:value-type="float">
            <text:p>6491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373" calcext:value-type="float">
            <text:p>5373</text:p>
          </table:table-cell>
          <table:table-cell office:value-type="float" office:value="10427" calcext:value-type="float">
            <text:p>104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419" calcext:value-type="float">
            <text:p>5419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42" calcext:value-type="float">
            <text:p>5642</text:p>
          </table:table-cell>
          <table:table-cell office:value-type="float" office:value="11985" calcext:value-type="float">
            <text:p>119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74" calcext:value-type="float">
            <text:p>5074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67" calcext:value-type="float">
            <text:p>5967</text:p>
          </table:table-cell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1" calcext:value-type="float">
            <text:p>6711</text:p>
          </table:table-cell>
          <table:table-cell office:value-type="float" office:value="10527" calcext:value-type="float">
            <text:p>105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265" calcext:value-type="float">
            <text:p>5265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00" calcext:value-type="float">
            <text:p>6300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806" calcext:value-type="float">
            <text:p>5806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58" calcext:value-type="float">
            <text:p>6358</text:p>
          </table:table-cell>
          <table:table-cell office:value-type="float" office:value="11213" calcext:value-type="float">
            <text:p>112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68" calcext:value-type="float">
            <text:p>5768</text:p>
          </table:table-cell>
          <table:table-cell office:value-type="float" office:value="11228" calcext:value-type="float">
            <text:p>112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81" calcext:value-type="float">
            <text:p>5781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85" calcext:value-type="float">
            <text:p>6085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52" calcext:value-type="float">
            <text:p>5652</text:p>
          </table:table-cell>
          <table:table-cell office:value-type="float" office:value="10346" calcext:value-type="float">
            <text:p>1034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24" calcext:value-type="float">
            <text:p>5624</text:p>
          </table:table-cell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07" calcext:value-type="float">
            <text:p>5107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89" calcext:value-type="float">
            <text:p>6489</text:p>
          </table:table-cell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84" calcext:value-type="float">
            <text:p>5684</text:p>
          </table:table-cell>
          <table:table-cell office:value-type="float" office:value="10425" calcext:value-type="float">
            <text:p>104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3" calcext:value-type="float">
            <text:p>6713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19" calcext:value-type="float">
            <text:p>6219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892" calcext:value-type="float">
            <text:p>5892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304" calcext:value-type="float">
            <text:p>5304</text:p>
          </table:table-cell>
          <table:table-cell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29" calcext:value-type="float">
            <text:p>5929</text:p>
          </table:table-cell>
          <table:table-cell office:value-type="float" office:value="10412" calcext:value-type="float">
            <text:p>104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306" calcext:value-type="float">
            <text:p>5306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224" calcext:value-type="float">
            <text:p>5224</text:p>
          </table:table-cell>
          <table:table-cell office:value-type="float" office:value="9867" calcext:value-type="float">
            <text:p>98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82" calcext:value-type="float">
            <text:p>6382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583" calcext:value-type="float">
            <text:p>6583</text:p>
          </table:table-cell>
          <table:table-cell office:value-type="float" office:value="11197" calcext:value-type="float">
            <text:p>111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32" calcext:value-type="float">
            <text:p>6232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02" calcext:value-type="float">
            <text:p>560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95" calcext:value-type="float">
            <text:p>5995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220" calcext:value-type="float">
            <text:p>5220</text:p>
          </table:table-cell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86" calcext:value-type="float">
            <text:p>5686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83" calcext:value-type="float">
            <text:p>5183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96" calcext:value-type="float">
            <text:p>5596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566" calcext:value-type="float">
            <text:p>6566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427" calcext:value-type="float">
            <text:p>5427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23" calcext:value-type="float">
            <text:p>5523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867" calcext:value-type="float">
            <text:p>5867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140" calcext:value-type="float">
            <text:p>6140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51" calcext:value-type="float">
            <text:p>6051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18" calcext:value-type="float">
            <text:p>5618</text:p>
          </table:table-cell>
          <table:table-cell office:value-type="float" office:value="9861" calcext:value-type="float">
            <text:p>98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57" calcext:value-type="float">
            <text:p>6357</text:p>
          </table:table-cell>
          <table:table-cell office:value-type="float" office:value="10899" calcext:value-type="float">
            <text:p>1089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54" calcext:value-type="float">
            <text:p>5754</text:p>
          </table:table-cell>
          <table:table-cell office:value-type="float" office:value="9692" calcext:value-type="float">
            <text:p>96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309" calcext:value-type="float">
            <text:p>5309</text:p>
          </table:table-cell>
          <table:table-cell office:value-type="float" office:value="9793" calcext:value-type="float">
            <text:p>979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19" calcext:value-type="float">
            <text:p>5619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710" calcext:value-type="float">
            <text:p>6710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73" calcext:value-type="float">
            <text:p>5973</text:p>
          </table:table-cell>
          <table:table-cell office:value-type="float" office:value="9693" calcext:value-type="float">
            <text:p>969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19" calcext:value-type="float">
            <text:p>5519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80" calcext:value-type="float">
            <text:p>5980</text:p>
          </table:table-cell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87" calcext:value-type="float">
            <text:p>5087</text:p>
          </table:table-cell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26" calcext:value-type="float">
            <text:p>5026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58" calcext:value-type="float">
            <text:p>5058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899" calcext:value-type="float">
            <text:p>8899</text:p>
          </table:table-cell>
          <table:table-cell office:value-type="float" office:value="12587" calcext:value-type="float">
            <text:p>125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84" calcext:value-type="float">
            <text:p>5984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57" calcext:value-type="float">
            <text:p>6057</text:p>
          </table:table-cell>
          <table:table-cell office:value-type="float" office:value="11487" calcext:value-type="float">
            <text:p>114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60" calcext:value-type="float">
            <text:p>5660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04" calcext:value-type="float">
            <text:p>6304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822" calcext:value-type="float">
            <text:p>4822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15" calcext:value-type="float">
            <text:p>6215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98" calcext:value-type="float">
            <text:p>6398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60" calcext:value-type="float">
            <text:p>5960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89" calcext:value-type="float">
            <text:p>5789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525" calcext:value-type="float">
            <text:p>5525</text:p>
          </table:table-cell>
          <table:table-cell office:value-type="float" office:value="9522" calcext:value-type="float">
            <text:p>952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827" calcext:value-type="float">
            <text:p>5827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55" calcext:value-type="float">
            <text:p>6055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044" calcext:value-type="float">
            <text:p>6044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40" calcext:value-type="float">
            <text:p>5940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167" calcext:value-type="float">
            <text:p>5167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51" calcext:value-type="float">
            <text:p>6351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381" calcext:value-type="float">
            <text:p>7381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898" calcext:value-type="float">
            <text:p>4898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09" calcext:value-type="float">
            <text:p>5709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602" calcext:value-type="float">
            <text:p>6602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350" calcext:value-type="float">
            <text:p>6350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212" calcext:value-type="float">
            <text:p>6212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57" calcext:value-type="float">
            <text:p>5957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669" calcext:value-type="float">
            <text:p>5669</text:p>
          </table:table-cell>
          <table:table-cell office:value-type="float" office:value="9932" calcext:value-type="float">
            <text:p>993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220" calcext:value-type="float">
            <text:p>8220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31" calcext:value-type="float">
            <text:p>5031</text:p>
          </table:table-cell>
          <table:table-cell office:value-type="float" office:value="9723" calcext:value-type="float">
            <text:p>97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39" calcext:value-type="float">
            <text:p>5939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29" calcext:value-type="float">
            <text:p>6429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43" calcext:value-type="float">
            <text:p>6843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10" calcext:value-type="float">
            <text:p>5810</text:p>
          </table:table-cell>
          <table:table-cell office:value-type="float" office:value="12042" calcext:value-type="float">
            <text:p>120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14" calcext:value-type="float">
            <text:p>6114</text:p>
          </table:table-cell>
          <table:table-cell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70" calcext:value-type="float">
            <text:p>5770</text:p>
          </table:table-cell>
          <table:table-cell office:value-type="float" office:value="10868" calcext:value-type="float">
            <text:p>108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21" calcext:value-type="float">
            <text:p>5921</text:p>
          </table:table-cell>
          <table:table-cell office:value-type="float" office:value="10557" calcext:value-type="float">
            <text:p>105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86" calcext:value-type="float">
            <text:p>6486</text:p>
          </table:table-cell>
          <table:table-cell office:value-type="float" office:value="10660" calcext:value-type="float">
            <text:p>106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50" calcext:value-type="float">
            <text:p>6150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53" calcext:value-type="float">
            <text:p>6953</text:p>
          </table:table-cell>
          <table:table-cell office:value-type="float" office:value="11825" calcext:value-type="float">
            <text:p>118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78" calcext:value-type="float">
            <text:p>6178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01" calcext:value-type="float">
            <text:p>7501</text:p>
          </table:table-cell>
          <table:table-cell office:value-type="float" office:value="11337" calcext:value-type="float">
            <text:p>113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14" calcext:value-type="float">
            <text:p>6014</text:p>
          </table:table-cell>
          <table:table-cell office:value-type="float" office:value="10431" calcext:value-type="float">
            <text:p>104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50" calcext:value-type="float">
            <text:p>5550</text:p>
          </table:table-cell>
          <table:table-cell office:value-type="float" office:value="10237" calcext:value-type="float">
            <text:p>102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08" calcext:value-type="float">
            <text:p>6608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68" calcext:value-type="float">
            <text:p>5468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57" calcext:value-type="float">
            <text:p>6357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38" calcext:value-type="float">
            <text:p>5838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98" calcext:value-type="float">
            <text:p>5398</text:p>
          </table:table-cell>
          <table:table-cell office:value-type="float" office:value="11499" calcext:value-type="float">
            <text:p>114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85" calcext:value-type="float">
            <text:p>5785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70" calcext:value-type="float">
            <text:p>6670</text:p>
          </table:table-cell>
          <table:table-cell office:value-type="float" office:value="11981" calcext:value-type="float">
            <text:p>119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71" calcext:value-type="float">
            <text:p>5971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43" calcext:value-type="float">
            <text:p>6843</text:p>
          </table:table-cell>
          <table:table-cell office:value-type="float" office:value="10687" calcext:value-type="float">
            <text:p>10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56" calcext:value-type="float">
            <text:p>5756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28" calcext:value-type="float">
            <text:p>6828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64" calcext:value-type="float">
            <text:p>5364</text:p>
          </table:table-cell>
          <table:table-cell office:value-type="float" office:value="10441" calcext:value-type="float">
            <text:p>104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11" calcext:value-type="float">
            <text:p>5511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55" calcext:value-type="float">
            <text:p>5355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92" calcext:value-type="float">
            <text:p>6792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31" calcext:value-type="float">
            <text:p>5031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79" calcext:value-type="float">
            <text:p>6079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261" calcext:value-type="float">
            <text:p>7261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26" calcext:value-type="float">
            <text:p>6126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20" calcext:value-type="float">
            <text:p>7020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395" calcext:value-type="float">
            <text:p>7395</text:p>
          </table:table-cell>
          <table:table-cell office:value-type="float" office:value="11246" calcext:value-type="float">
            <text:p>11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13" calcext:value-type="float">
            <text:p>7413</text:p>
          </table:table-cell>
          <table:table-cell office:value-type="float" office:value="12103" calcext:value-type="float">
            <text:p>12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43" calcext:value-type="float">
            <text:p>6543</text:p>
          </table:table-cell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43" calcext:value-type="float">
            <text:p>6243</text:p>
          </table:table-cell>
          <table:table-cell office:value-type="float" office:value="10947" calcext:value-type="float">
            <text:p>109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62" calcext:value-type="float">
            <text:p>6262</text:p>
          </table:table-cell>
          <table:table-cell office:value-type="float" office:value="11094" calcext:value-type="float">
            <text:p>110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10" calcext:value-type="float">
            <text:p>6210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17" calcext:value-type="float">
            <text:p>5917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82" calcext:value-type="float">
            <text:p>6582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9" calcext:value-type="float">
            <text:p>6289</text:p>
          </table:table-cell>
          <table:table-cell office:value-type="float" office:value="10156" calcext:value-type="float">
            <text:p>10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57" calcext:value-type="float">
            <text:p>6957</text:p>
          </table:table-cell>
          <table:table-cell office:value-type="float" office:value="12930" calcext:value-type="float">
            <text:p>129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45" calcext:value-type="float">
            <text:p>6045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91" calcext:value-type="float">
            <text:p>6791</text:p>
          </table:table-cell>
          <table:table-cell office:value-type="float" office:value="12545" calcext:value-type="float">
            <text:p>12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59" calcext:value-type="float">
            <text:p>6959</text:p>
          </table:table-cell>
          <table:table-cell office:value-type="float" office:value="12467" calcext:value-type="float">
            <text:p>124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03" calcext:value-type="float">
            <text:p>6103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29" calcext:value-type="float">
            <text:p>5829</text:p>
          </table:table-cell>
          <table:table-cell office:value-type="float" office:value="10521" calcext:value-type="float">
            <text:p>105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22" calcext:value-type="float">
            <text:p>6422</text:p>
          </table:table-cell>
          <table:table-cell office:value-type="float" office:value="11620" calcext:value-type="float">
            <text:p>116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52" calcext:value-type="float">
            <text:p>4952</text:p>
          </table:table-cell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49" calcext:value-type="float">
            <text:p>6549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15" calcext:value-type="float">
            <text:p>5715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31" calcext:value-type="float">
            <text:p>6231</text:p>
          </table:table-cell>
          <table:table-cell office:value-type="float" office:value="11856" calcext:value-type="float">
            <text:p>118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82" calcext:value-type="float">
            <text:p>6082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93" calcext:value-type="float">
            <text:p>5393</text:p>
          </table:table-cell>
          <table:table-cell office:value-type="float" office:value="11164" calcext:value-type="float">
            <text:p>111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31" calcext:value-type="float">
            <text:p>5931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82" calcext:value-type="float">
            <text:p>7082</text:p>
          </table:table-cell>
          <table:table-cell office:value-type="float" office:value="12912" calcext:value-type="float">
            <text:p>129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11" calcext:value-type="float">
            <text:p>5811</text:p>
          </table:table-cell>
          <table:table-cell office:value-type="float" office:value="10566" calcext:value-type="float">
            <text:p>105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88" calcext:value-type="float">
            <text:p>5088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18" calcext:value-type="float">
            <text:p>5518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64" calcext:value-type="float">
            <text:p>5664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89" calcext:value-type="float">
            <text:p>6989</text:p>
          </table:table-cell>
          <table:table-cell office:value-type="float" office:value="11986" calcext:value-type="float">
            <text:p>11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30" calcext:value-type="float">
            <text:p>6530</text:p>
          </table:table-cell>
          <table:table-cell office:value-type="float" office:value="10996" calcext:value-type="float">
            <text:p>10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59" calcext:value-type="float">
            <text:p>5759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15" calcext:value-type="float">
            <text:p>6415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79" calcext:value-type="float">
            <text:p>5579</text:p>
          </table:table-cell>
          <table:table-cell office:value-type="float" office:value="10842" calcext:value-type="float">
            <text:p>108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56" calcext:value-type="float">
            <text:p>6456</text:p>
          </table:table-cell>
          <table:table-cell office:value-type="float" office:value="11345" calcext:value-type="float">
            <text:p>113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65" calcext:value-type="float">
            <text:p>5565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86" calcext:value-type="float">
            <text:p>5986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47" calcext:value-type="float">
            <text:p>6247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28" calcext:value-type="float">
            <text:p>5728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19" calcext:value-type="float">
            <text:p>5919</text:p>
          </table:table-cell>
          <table:table-cell office:value-type="float" office:value="10878" calcext:value-type="float">
            <text:p>108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95" calcext:value-type="float">
            <text:p>6795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74" calcext:value-type="float">
            <text:p>5574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27" calcext:value-type="float">
            <text:p>6527</text:p>
          </table:table-cell>
          <table:table-cell office:value-type="float" office:value="10734" calcext:value-type="float">
            <text:p>107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93" calcext:value-type="float">
            <text:p>6193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68" calcext:value-type="float">
            <text:p>6268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64" calcext:value-type="float">
            <text:p>5664</text:p>
          </table:table-cell>
          <table:table-cell office:value-type="float" office:value="10961" calcext:value-type="float">
            <text:p>109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64" calcext:value-type="float">
            <text:p>6364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14" calcext:value-type="float">
            <text:p>5314</text:p>
          </table:table-cell>
          <table:table-cell office:value-type="float" office:value="11374" calcext:value-type="float">
            <text:p>113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3" calcext:value-type="float">
            <text:p>6283</text:p>
          </table:table-cell>
          <table:table-cell office:value-type="float" office:value="10782" calcext:value-type="float">
            <text:p>107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17" calcext:value-type="float">
            <text:p>5617</text:p>
          </table:table-cell>
          <table:table-cell office:value-type="float" office:value="10625" calcext:value-type="float">
            <text:p>10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42" calcext:value-type="float">
            <text:p>6242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69" calcext:value-type="float">
            <text:p>5769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57" calcext:value-type="float">
            <text:p>6457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248" calcext:value-type="float">
            <text:p>5248</text:p>
          </table:table-cell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54" calcext:value-type="float">
            <text:p>5754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94" calcext:value-type="float">
            <text:p>5994</text:p>
          </table:table-cell>
          <table:table-cell office:value-type="float" office:value="10864" calcext:value-type="float">
            <text:p>108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64" calcext:value-type="float">
            <text:p>6264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66" calcext:value-type="float">
            <text:p>5866</text:p>
          </table:table-cell>
          <table:table-cell office:value-type="float" office:value="11497" calcext:value-type="float">
            <text:p>114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19" calcext:value-type="float">
            <text:p>5919</text:p>
          </table:table-cell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11955" calcext:value-type="float">
            <text:p>119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43" calcext:value-type="float">
            <text:p>5943</text:p>
          </table:table-cell>
          <table:table-cell office:value-type="float" office:value="10271" calcext:value-type="float">
            <text:p>102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43" calcext:value-type="float">
            <text:p>5943</text:p>
          </table:table-cell>
          <table:table-cell office:value-type="float" office:value="10173" calcext:value-type="float">
            <text:p>10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23" calcext:value-type="float">
            <text:p>5523</text:p>
          </table:table-cell>
          <table:table-cell office:value-type="float" office:value="10425" calcext:value-type="float">
            <text:p>104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71" calcext:value-type="float">
            <text:p>6171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58" calcext:value-type="float">
            <text:p>5458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373" calcext:value-type="float">
            <text:p>5373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96" calcext:value-type="float">
            <text:p>5596</text:p>
          </table:table-cell>
          <table:table-cell office:value-type="float" office:value="11561" calcext:value-type="float">
            <text:p>115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10" calcext:value-type="float">
            <text:p>6010</text:p>
          </table:table-cell>
          <table:table-cell office:value-type="float" office:value="10425" calcext:value-type="float">
            <text:p>10425</text:p>
          </table:table-cell>
        </table:table-row>
      </table:table>
      <table:table table:name="Tabela przestawna_mysort_k100_1" table:style-name="ta1">
        <table:shapes>
          <draw:frame draw:z-index="0" draw:style-name="gr1" draw:text-style-name="P1" svg:width="17.242cm" svg:height="10.938cm" svg:x="2.326cm" svg:y="10.973cm">
            <draw:object draw:notify-on-update-of-ranges="'Tabela przestawna_mysort_k100_1'.A2:'Tabela przestawna_mysort_k100_1'.A2 'Tabela przestawna_mysort_k100_1'.A3:'Tabela przestawna_mysort_k100_1'.A22 'Tabela przestawna_mysort_k100_1'.B2:'Tabela przestawna_mysort_k100_1'.B2 'Tabela przestawna_mysort_k100_1'.B3:'Tabela przestawna_mysort_k100_1'.B22 'Tabela przestawna_mysort_k100_1'.G2:'Tabela przestawna_mysort_k100_1'.G2 'Tabela przestawna_mysort_k100_1'.G3:'Tabela przestawna_mysort_k100_1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653cm" svg:height="11.054cm" svg:x="19.851cm" svg:y="10.937cm">
            <draw:object draw:notify-on-update-of-ranges="'Tabela przestawna_mysort_k100_1'.A2:'Tabela przestawna_mysort_k100_1'.A2 'Tabela przestawna_mysort_k100_1'.A3:'Tabela przestawna_mysort_k100_1'.A22 'Tabela przestawna_mysort_k100_1'.C2:'Tabela przestawna_mysort_k100_1'.C2 'Tabela przestawna_mysort_k100_1'.C3:'Tabela przestawna_mysort_k100_1'.C22 'Tabela przestawna_mysort_k100_1'.H2:'Tabela przestawna_mysort_k100_1'.H2 'Tabela przestawna_mysort_k100_1'.H3:'Tabela przestawna_mysort_k100_1'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3cm" svg:height="9.008cm" svg:x="2.349cm" svg:y="22.692cm">
            <draw:object draw:notify-on-update-of-ranges="'Tabela przestawna_mysort_k100_1'.F2:'Tabela przestawna_mysort_k100_1'.F2 'Tabela przestawna_mysort_k100_1'.F3:'Tabela przestawna_mysort_k100_1'.F22 'Tabela przestawna_mysort_k100_1'.G2:'Tabela przestawna_mysort_k100_1'.G2 'Tabela przestawna_mysort_k100_1'.G3:'Tabela przestawna_mysort_k100_1'.G22 'Tabela przestawna_mysort_k100_1'.K2:'Tabela przestawna_mysort_k100_1'.K2 'Tabela przestawna_mysort_k100_1'.K3:'Tabela przestawna_mysort_k100_1'.K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4cm" svg:height="9.009cm" svg:x="19.792cm" svg:y="22.782cm">
            <draw:object draw:notify-on-update-of-ranges="'Tabela przestawna_mysort_k100_1'.F2:'Tabela przestawna_mysort_k100_1'.F2 'Tabela przestawna_mysort_k100_1'.F3:'Tabela przestawna_mysort_k100_1'.F22 'Tabela przestawna_mysort_k100_1'.H2:'Tabela przestawna_mysort_k100_1'.H2 'Tabela przestawna_mysort_k100_1'.H3:'Tabela przestawna_mysort_k100_1'.H22 'Tabela przestawna_mysort_k100_1'.L2:'Tabela przestawna_mysort_k100_1'.L2 'Tabela przestawna_mysort_k100_1'.L3:'Tabela przestawna_mysort_k100_1'.L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6"/>
        <table:table-column table:style-name="co6" table:default-cell-style-name="ce10"/>
        <table:table-column table:style-name="co4" table:number-columns-repeated="2" table:default-cell-style-name="Default"/>
        <table:table-column table:style-name="co4" table:default-cell-style-name="ce3"/>
        <table:table-column table:style-name="co7" table:default-cell-style-name="ce6"/>
        <table:table-column table:style-name="co8" table:default-cell-style-name="ce10"/>
        <table:table-column table:style-name="co4" table:default-cell-style-name="Default"/>
        <table:table-column table:style-name="co4" table:default-cell-style-name="ce3"/>
        <table:table-column table:style-name="co4" table:default-cell-style-name="ce6"/>
        <table:table-column table:style-name="co4" table:default-cell-style-name="ce10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ysort</text:p>
          </table:table-cell>
          <table:table-cell table:style-name="ce8" office:value-type="string" calcext:value-type="string">
            <text:p>Średnia - porównania_mysort</text:p>
          </table:table-cell>
          <table:table-cell office:value-type="string" calcext:value-type="string">
            <text:p>← Changer 5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  <table:table-cell office:value-type="string" calcext:value-type="string">
            <text:p>Changer 4 →</text:p>
          </table:table-cell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ysort</text:p>
          </table:table-cell>
          <table:table-cell table:style-name="ce8" office:value-type="string" calcext:value-type="string">
            <text:p>Średnia - porównania_mysort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61.56" calcext:value-type="float">
            <text:p>161,56</text:p>
          </table:table-cell>
          <table:table-cell table:style-name="ce9" office:value-type="float" office:value="260.75" calcext:value-type="float">
            <text:p>260,75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2.21" calcext:value-type="float">
            <text:p>172,21</text:p>
          </table:table-cell>
          <table:table-cell table:style-name="ce9" office:value-type="float" office:value="261.27" calcext:value-type="float">
            <text:p>261,2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60.46" calcext:value-type="float">
            <text:p>160,46</text:p>
          </table:table-cell>
          <table:table-cell table:style-name="ce9" office:value-type="float" office:value="258.75" calcext:value-type="float">
            <text:p>258,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5.51" calcext:value-type="float">
            <text:p>395,51</text:p>
          </table:table-cell>
          <table:table-cell office:value-type="float" office:value="649.8" calcext:value-type="float">
            <text:p>649,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97.31" calcext:value-type="float">
            <text:p>397,31</text:p>
          </table:table-cell>
          <table:table-cell office:value-type="float" office:value="643.85" calcext:value-type="float">
            <text:p>643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73.58" calcext:value-type="float">
            <text:p>373,58</text:p>
          </table:table-cell>
          <table:table-cell office:value-type="float" office:value="645.51" calcext:value-type="float">
            <text:p>645,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7.93" calcext:value-type="float">
            <text:p>647,93</text:p>
          </table:table-cell>
          <table:table-cell office:value-type="float" office:value="1092.72" calcext:value-type="float">
            <text:p>1092,7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52.38" calcext:value-type="float">
            <text:p>652,38</text:p>
          </table:table-cell>
          <table:table-cell office:value-type="float" office:value="1080.64" calcext:value-type="float">
            <text:p>1080,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41.46" calcext:value-type="float">
            <text:p>641,46</text:p>
          </table:table-cell>
          <table:table-cell office:value-type="float" office:value="1090.99" calcext:value-type="float">
            <text:p>1090,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4.47" calcext:value-type="float">
            <text:p>904,47</text:p>
          </table:table-cell>
          <table:table-cell office:value-type="float" office:value="1540.2" calcext:value-type="float">
            <text:p>1540,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930.47" calcext:value-type="float">
            <text:p>930,47</text:p>
          </table:table-cell>
          <table:table-cell office:value-type="float" office:value="1552.33" calcext:value-type="float">
            <text:p>1552,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98.16" calcext:value-type="float">
            <text:p>898,16</text:p>
          </table:table-cell>
          <table:table-cell office:value-type="float" office:value="1565.65" calcext:value-type="float">
            <text:p>1565,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01.68" calcext:value-type="float">
            <text:p>1201,68</text:p>
          </table:table-cell>
          <table:table-cell office:value-type="float" office:value="2042.47" calcext:value-type="float">
            <text:p>2042,47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19" calcext:value-type="float">
            <text:p>1219</text:p>
          </table:table-cell>
          <table:table-cell office:value-type="float" office:value="2028.32" calcext:value-type="float">
            <text:p>2028,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66.03" calcext:value-type="float">
            <text:p>1166,03</text:p>
          </table:table-cell>
          <table:table-cell office:value-type="float" office:value="2034.12" calcext:value-type="float">
            <text:p>2034,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92.09" calcext:value-type="float">
            <text:p>1492,09</text:p>
          </table:table-cell>
          <table:table-cell office:value-type="float" office:value="2585.32" calcext:value-type="float">
            <text:p>2585,3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03.86" calcext:value-type="float">
            <text:p>1503,86</text:p>
          </table:table-cell>
          <table:table-cell office:value-type="float" office:value="2564.34" calcext:value-type="float">
            <text:p>2564,3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460" calcext:value-type="float">
            <text:p>1460</text:p>
          </table:table-cell>
          <table:table-cell office:value-type="float" office:value="2596.21" calcext:value-type="float">
            <text:p>2596,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16.89" calcext:value-type="float">
            <text:p>1816,89</text:p>
          </table:table-cell>
          <table:table-cell office:value-type="float" office:value="3127.7" calcext:value-type="float">
            <text:p>3127,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807.02" calcext:value-type="float">
            <text:p>1807,02</text:p>
          </table:table-cell>
          <table:table-cell office:value-type="float" office:value="3102.27" calcext:value-type="float">
            <text:p>3102,2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755.56" calcext:value-type="float">
            <text:p>1755,56</text:p>
          </table:table-cell>
          <table:table-cell office:value-type="float" office:value="3102.49" calcext:value-type="float">
            <text:p>3102,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80.19" calcext:value-type="float">
            <text:p>2080,19</text:p>
          </table:table-cell>
          <table:table-cell office:value-type="float" office:value="3660.16" calcext:value-type="float">
            <text:p>3660,1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2133.88" calcext:value-type="float">
            <text:p>2133,88</text:p>
          </table:table-cell>
          <table:table-cell office:value-type="float" office:value="3696.19" calcext:value-type="float">
            <text:p>3696,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04.41" calcext:value-type="float">
            <text:p>2104,41</text:p>
          </table:table-cell>
          <table:table-cell office:value-type="float" office:value="3682.35" calcext:value-type="float">
            <text:p>3682,3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11.75" calcext:value-type="float">
            <text:p>2411,75</text:p>
          </table:table-cell>
          <table:table-cell office:value-type="float" office:value="4249.6" calcext:value-type="float">
            <text:p>4249,6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2445.5" calcext:value-type="float">
            <text:p>2445,5</text:p>
          </table:table-cell>
          <table:table-cell office:value-type="float" office:value="4236.71" calcext:value-type="float">
            <text:p>4236,7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389.35" calcext:value-type="float">
            <text:p>2389,35</text:p>
          </table:table-cell>
          <table:table-cell office:value-type="float" office:value="4213.7" calcext:value-type="float">
            <text:p>4213,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10.94" calcext:value-type="float">
            <text:p>2710,94</text:p>
          </table:table-cell>
          <table:table-cell office:value-type="float" office:value="4777.8" calcext:value-type="float">
            <text:p>4777,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789.71" calcext:value-type="float">
            <text:p>2789,71</text:p>
          </table:table-cell>
          <table:table-cell office:value-type="float" office:value="4804.47" calcext:value-type="float">
            <text:p>4804,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44.3" calcext:value-type="float">
            <text:p>2744,3</text:p>
          </table:table-cell>
          <table:table-cell office:value-type="float" office:value="4824.96" calcext:value-type="float">
            <text:p>4824,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70.96" calcext:value-type="float">
            <text:p>3070,96</text:p>
          </table:table-cell>
          <table:table-cell office:value-type="float" office:value="5376.13" calcext:value-type="float">
            <text:p>5376,13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3120.16" calcext:value-type="float">
            <text:p>3120,16</text:p>
          </table:table-cell>
          <table:table-cell office:value-type="float" office:value="5342.88" calcext:value-type="float">
            <text:p>5342,8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038.64" calcext:value-type="float">
            <text:p>3038,64</text:p>
          </table:table-cell>
          <table:table-cell office:value-type="float" office:value="5399.15" calcext:value-type="float">
            <text:p>5399,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56.77" calcext:value-type="float">
            <text:p>3356,77</text:p>
          </table:table-cell>
          <table:table-cell office:value-type="float" office:value="5976.77" calcext:value-type="float">
            <text:p>5976,7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475.75" calcext:value-type="float">
            <text:p>3475,75</text:p>
          </table:table-cell>
          <table:table-cell office:value-type="float" office:value="5972.29" calcext:value-type="float">
            <text:p>5972,2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05.57" calcext:value-type="float">
            <text:p>3405,57</text:p>
          </table:table-cell>
          <table:table-cell office:value-type="float" office:value="6003.28" calcext:value-type="float">
            <text:p>6003,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85.04" calcext:value-type="float">
            <text:p>3685,04</text:p>
          </table:table-cell>
          <table:table-cell office:value-type="float" office:value="6601.31" calcext:value-type="float">
            <text:p>6601,31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3821.28" calcext:value-type="float">
            <text:p>3821,28</text:p>
          </table:table-cell>
          <table:table-cell office:value-type="float" office:value="6597.77" calcext:value-type="float">
            <text:p>6597,7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663.03" calcext:value-type="float">
            <text:p>3663,03</text:p>
          </table:table-cell>
          <table:table-cell office:value-type="float" office:value="6548.33" calcext:value-type="float">
            <text:p>6548,3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30.14" calcext:value-type="float">
            <text:p>4030,14</text:p>
          </table:table-cell>
          <table:table-cell office:value-type="float" office:value="7159.12" calcext:value-type="float">
            <text:p>7159,12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51.46" calcext:value-type="float">
            <text:p>4151,46</text:p>
          </table:table-cell>
          <table:table-cell office:value-type="float" office:value="7155.49" calcext:value-type="float">
            <text:p>7155,4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038.49" calcext:value-type="float">
            <text:p>4038,49</text:p>
          </table:table-cell>
          <table:table-cell office:value-type="float" office:value="7213.34" calcext:value-type="float">
            <text:p>7213,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90.4" calcext:value-type="float">
            <text:p>4390,4</text:p>
          </table:table-cell>
          <table:table-cell office:value-type="float" office:value="7790.16" calcext:value-type="float">
            <text:p>7790,16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4445.57" calcext:value-type="float">
            <text:p>4445,57</text:p>
          </table:table-cell>
          <table:table-cell office:value-type="float" office:value="7777.98" calcext:value-type="float">
            <text:p>7777,98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360.67" calcext:value-type="float">
            <text:p>4360,67</text:p>
          </table:table-cell>
          <table:table-cell office:value-type="float" office:value="7783.62" calcext:value-type="float">
            <text:p>7783,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728.7" calcext:value-type="float">
            <text:p>4728,7</text:p>
          </table:table-cell>
          <table:table-cell office:value-type="float" office:value="8499.24" calcext:value-type="float">
            <text:p>8499,2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80.83" calcext:value-type="float">
            <text:p>4880,83</text:p>
          </table:table-cell>
          <table:table-cell office:value-type="float" office:value="8415.69" calcext:value-type="float">
            <text:p>8415,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641.13" calcext:value-type="float">
            <text:p>4641,13</text:p>
          </table:table-cell>
          <table:table-cell office:value-type="float" office:value="8394.54" calcext:value-type="float">
            <text:p>8394,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046.58" calcext:value-type="float">
            <text:p>5046,58</text:p>
          </table:table-cell>
          <table:table-cell office:value-type="float" office:value="9048.7" calcext:value-type="float">
            <text:p>9048,7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5190.92" calcext:value-type="float">
            <text:p>5190,92</text:p>
          </table:table-cell>
          <table:table-cell office:value-type="float" office:value="9099.9" calcext:value-type="float">
            <text:p>9099,9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998.71" calcext:value-type="float">
            <text:p>4998,71</text:p>
          </table:table-cell>
          <table:table-cell office:value-type="float" office:value="9035.79" calcext:value-type="float">
            <text:p>9035,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55.88" calcext:value-type="float">
            <text:p>5555,88</text:p>
          </table:table-cell>
          <table:table-cell office:value-type="float" office:value="9819.84" calcext:value-type="float">
            <text:p>9819,84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5500.26" calcext:value-type="float">
            <text:p>5500,26</text:p>
          </table:table-cell>
          <table:table-cell office:value-type="float" office:value="9592.36" calcext:value-type="float">
            <text:p>9592,3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377.23" calcext:value-type="float">
            <text:p>5377,23</text:p>
          </table:table-cell>
          <table:table-cell office:value-type="float" office:value="9631.36" calcext:value-type="float">
            <text:p>9631,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915.63" calcext:value-type="float">
            <text:p>5915,63</text:p>
          </table:table-cell>
          <table:table-cell office:value-type="float" office:value="10408.27" calcext:value-type="float">
            <text:p>10408,27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5868.65" calcext:value-type="float">
            <text:p>5868,65</text:p>
          </table:table-cell>
          <table:table-cell office:value-type="float" office:value="10372.38" calcext:value-type="float">
            <text:p>10372,3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745.84" calcext:value-type="float">
            <text:p>5745,84</text:p>
          </table:table-cell>
          <table:table-cell office:value-type="float" office:value="10373.75" calcext:value-type="float">
            <text:p>10373,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6110.59" calcext:value-type="float">
            <text:p>6110,59</text:p>
          </table:table-cell>
          <table:table-cell table:style-name="ce11" office:value-type="float" office:value="10953.44" calcext:value-type="float">
            <text:p>10953,4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7" office:value-type="float" office:value="6341.05" calcext:value-type="float">
            <text:p>6341,05</text:p>
          </table:table-cell>
          <table:table-cell table:style-name="ce11" office:value-type="float" office:value="10975.55" calcext:value-type="float">
            <text:p>10975,55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125.26" calcext:value-type="float">
            <text:p>6125,26</text:p>
          </table:table-cell>
          <table:table-cell table:style-name="ce11" office:value-type="float" office:value="11030.52" calcext:value-type="float">
            <text:p>11030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02:31:08.849477484</dc:date>
    <meta:editing-duration>PT14M30S</meta:editing-duration>
    <meta:editing-cycles>2</meta:editing-cycles>
    <meta:generator>LibreOffice/6.4.7.2$Linux_X86_64 LibreOffice_project/40$Build-2</meta:generator>
    <meta:document-statistic meta:table-count="2" meta:cell-count="619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43cm" svg:height="10.939cm" xlink:href=".." xlink:type="simple" chart:class="chart:line" chart:style-name="ch1">
        <chart:legend chart:legend-position="end" svg:x="11.084cm" svg:y="4.921cm" style:legend-expansion="high" chart:style-name="ch2"/>
        <chart:plot-area chart:style-name="ch3" table:cell-range-address="'Tabela przestawna_mysort_k100_1'.A2:'Tabela przestawna_mysort_k100_1'.B22 'Tabela przestawna_mysort_k100_1'.G2:'Tabela przestawna_mysort_k100_1'.G22" chart:data-source-has-labels="both" svg:x="0.344cm" svg:y="0.218cm" svg:width="10.396cm" svg:height="10.503cm">
          <chartooo:coordinate-region svg:x="1.336cm" svg:y="0.339cm" svg:width="9.404cm" svg:height="9.38cm"/>
          <chart:axis chart:dimension="x" chart:name="primary-x" chart:style-name="ch4" chartooo:axis-type="auto">
            <chartooo:date-scale/>
            <chart:categories table:cell-range-address="'Tabela przestawna_mysort_k100_1'.A3:'Tabela przestawna_mysort_k100_1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abela przestawna_mysort_k100_1'.B3:'Tabela przestawna_mysort_k100_1'.B22" chart:label-cell-address="'Tabela przestawna_mysort_k100_1'.B2:'Tabela przestawna_mysort_k100_1'.B2" chart:class="chart:line">
            <chart:data-point chart:repeated="20"/>
          </chart:series>
          <chart:series chart:style-name="ch7" chart:values-cell-range-address="'Tabela przestawna_mysort_k100_1'.G3:'Tabela przestawna_mysort_k100_1'.G22" chart:label-cell-address="'Tabela przestawna_mysort_k100_1'.G2:'Tabela przestawna_mysort_k100_1'.G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mysort</text:p>
                <draw:g>
                  <svg:desc>'Tabela przestawna_mysort_k100_1'.B2:'Tabela przestawna_mysort_k100_1'.B2</svg:desc>
                </draw:g>
              </table:table-cell>
              <table:table-cell office:value-type="string">
                <text:p>Średnia - przestawienia_quick</text:p>
                <draw:g>
                  <svg:desc>'Tabela przestawna_mysort_k100_1'.G2:'Tabela przestawna_mysort_k100_1'.G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Tabela przestawna_mysort_k100_1'.A3:'Tabela przestawna_mysort_k100_1'.A22</svg:desc>
                </draw:g>
              </table:table-cell>
              <table:table-cell office:value-type="float" office:value="161.56">
                <text:p>161.56</text:p>
                <draw:g>
                  <svg:desc>'Tabela przestawna_mysort_k100_1'.B3:'Tabela przestawna_mysort_k100_1'.B22</svg:desc>
                </draw:g>
              </table:table-cell>
              <table:table-cell office:value-type="float" office:value="172.21">
                <text:p>172.21</text:p>
                <draw:g>
                  <svg:desc>'Tabela przestawna_mysort_k100_1'.G3:'Tabela przestawna_mysort_k100_1'.G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5.51">
                <text:p>395.51</text:p>
              </table:table-cell>
              <table:table-cell office:value-type="float" office:value="397.31">
                <text:p>397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47.93">
                <text:p>647.93</text:p>
              </table:table-cell>
              <table:table-cell office:value-type="float" office:value="652.38">
                <text:p>652.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04.47">
                <text:p>904.47</text:p>
              </table:table-cell>
              <table:table-cell office:value-type="float" office:value="930.47">
                <text:p>930.4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01.68">
                <text:p>1201.6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92.09">
                <text:p>1492.09</text:p>
              </table:table-cell>
              <table:table-cell office:value-type="float" office:value="1503.86">
                <text:p>1503.8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16.89">
                <text:p>1816.89</text:p>
              </table:table-cell>
              <table:table-cell office:value-type="float" office:value="1807.02">
                <text:p>1807.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80.19">
                <text:p>2080.19</text:p>
              </table:table-cell>
              <table:table-cell office:value-type="float" office:value="2133.88">
                <text:p>2133.8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411.75">
                <text:p>2411.75</text:p>
              </table:table-cell>
              <table:table-cell office:value-type="float" office:value="2445.5">
                <text:p>2445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10.94">
                <text:p>2710.94</text:p>
              </table:table-cell>
              <table:table-cell office:value-type="float" office:value="2789.71">
                <text:p>2789.7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070.96">
                <text:p>3070.96</text:p>
              </table:table-cell>
              <table:table-cell office:value-type="float" office:value="3120.16">
                <text:p>3120.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56.77">
                <text:p>3356.77</text:p>
              </table:table-cell>
              <table:table-cell office:value-type="float" office:value="3475.75">
                <text:p>3475.7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685.04">
                <text:p>3685.04</text:p>
              </table:table-cell>
              <table:table-cell office:value-type="float" office:value="3821.28">
                <text:p>3821.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030.14">
                <text:p>4030.14</text:p>
              </table:table-cell>
              <table:table-cell office:value-type="float" office:value="4151.46">
                <text:p>4151.4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390.4">
                <text:p>4390.4</text:p>
              </table:table-cell>
              <table:table-cell office:value-type="float" office:value="4445.57">
                <text:p>4445.5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28.7">
                <text:p>4728.7</text:p>
              </table:table-cell>
              <table:table-cell office:value-type="float" office:value="4880.83">
                <text:p>4880.8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046.58">
                <text:p>5046.58</text:p>
              </table:table-cell>
              <table:table-cell office:value-type="float" office:value="5190.92">
                <text:p>5190.9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555.88">
                <text:p>5555.88</text:p>
              </table:table-cell>
              <table:table-cell office:value-type="float" office:value="5500.26">
                <text:p>5500.2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915.63">
                <text:p>5915.63</text:p>
              </table:table-cell>
              <table:table-cell office:value-type="float" office:value="5868.65">
                <text:p>5868.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110.59">
                <text:p>6110.59</text:p>
              </table:table-cell>
              <table:table-cell office:value-type="float" office:value="6341.05">
                <text:p>634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54cm" svg:height="11.055cm" xlink:href=".." xlink:type="simple" chart:class="chart:line" chart:style-name="ch1">
        <chart:legend chart:legend-position="end" svg:x="13.865cm" svg:y="4.979cm" style:legend-expansion="high" chart:style-name="ch2"/>
        <chart:plot-area chart:style-name="ch3" table:cell-range-address="'Tabela przestawna_mysort_k100_1'.A2:'Tabela przestawna_mysort_k100_1'.A22 'Tabela przestawna_mysort_k100_1'.C2:'Tabela przestawna_mysort_k100_1'.C22 'Tabela przestawna_mysort_k100_1'.H2:'Tabela przestawna_mysort_k100_1'.H22" chart:data-source-has-labels="both" svg:x="0.393cm" svg:y="0.221cm" svg:width="13.079cm" svg:height="10.613cm">
          <chartooo:coordinate-region svg:x="1.385cm" svg:y="0.221cm" svg:width="11.761cm" svg:height="9.36cm"/>
          <chart:axis chart:dimension="x" chart:name="primary-x" chart:style-name="ch4" chartooo:axis-type="auto">
            <chartooo:date-scale/>
            <chart:categories table:cell-range-address="'Tabela przestawna_mysort_k100_1'.A3:'Tabela przestawna_mysort_k100_1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abela przestawna_mysort_k100_1'.C3:'Tabela przestawna_mysort_k100_1'.C22" chart:label-cell-address="'Tabela przestawna_mysort_k100_1'.C2:'Tabela przestawna_mysort_k100_1'.C2" chart:class="chart:line">
            <chart:data-point chart:repeated="20"/>
          </chart:series>
          <chart:series chart:style-name="ch7" chart:values-cell-range-address="'Tabela przestawna_mysort_k100_1'.H3:'Tabela przestawna_mysort_k100_1'.H22" chart:label-cell-address="'Tabela przestawna_mysort_k100_1'.H2:'Tabela przestawna_mysort_k100_1'.H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_mysort</text:p>
                <draw:g>
                  <svg:desc>'Tabela przestawna_mysort_k100_1'.C2:'Tabela przestawna_mysort_k100_1'.C2</svg:desc>
                </draw:g>
              </table:table-cell>
              <table:table-cell office:value-type="string">
                <text:p>Średnia - porównania_quick</text:p>
                <draw:g>
                  <svg:desc>'Tabela przestawna_mysort_k100_1'.H2:'Tabela przestawna_mysort_k100_1'.H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Tabela przestawna_mysort_k100_1'.A3:'Tabela przestawna_mysort_k100_1'.A22</svg:desc>
                </draw:g>
              </table:table-cell>
              <table:table-cell office:value-type="float" office:value="260.75">
                <text:p>260.75</text:p>
                <draw:g>
                  <svg:desc>'Tabela przestawna_mysort_k100_1'.C3:'Tabela przestawna_mysort_k100_1'.C22</svg:desc>
                </draw:g>
              </table:table-cell>
              <table:table-cell office:value-type="float" office:value="261.27">
                <text:p>261.27</text:p>
                <draw:g>
                  <svg:desc>'Tabela przestawna_mysort_k100_1'.H3:'Tabela przestawna_mysort_k100_1'.H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9.8">
                <text:p>649.8</text:p>
              </table:table-cell>
              <table:table-cell office:value-type="float" office:value="643.85">
                <text:p>643.8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2.72">
                <text:p>1092.72</text:p>
              </table:table-cell>
              <table:table-cell office:value-type="float" office:value="1080.64">
                <text:p>1080.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40.2">
                <text:p>1540.2</text:p>
              </table:table-cell>
              <table:table-cell office:value-type="float" office:value="1552.33">
                <text:p>1552.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42.47">
                <text:p>2042.47</text:p>
              </table:table-cell>
              <table:table-cell office:value-type="float" office:value="2028.32">
                <text:p>2028.3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85.32">
                <text:p>2585.32</text:p>
              </table:table-cell>
              <table:table-cell office:value-type="float" office:value="2564.34">
                <text:p>2564.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27.7">
                <text:p>3127.7</text:p>
              </table:table-cell>
              <table:table-cell office:value-type="float" office:value="3102.27">
                <text:p>3102.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60.16">
                <text:p>3660.16</text:p>
              </table:table-cell>
              <table:table-cell office:value-type="float" office:value="3696.19">
                <text:p>3696.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249.6">
                <text:p>4249.6</text:p>
              </table:table-cell>
              <table:table-cell office:value-type="float" office:value="4236.71">
                <text:p>4236.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77.8">
                <text:p>4777.8</text:p>
              </table:table-cell>
              <table:table-cell office:value-type="float" office:value="4804.47">
                <text:p>4804.4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376.13">
                <text:p>5376.13</text:p>
              </table:table-cell>
              <table:table-cell office:value-type="float" office:value="5342.88">
                <text:p>5342.8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76.77">
                <text:p>5976.77</text:p>
              </table:table-cell>
              <table:table-cell office:value-type="float" office:value="5972.29">
                <text:p>5972.2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601.31">
                <text:p>6601.31</text:p>
              </table:table-cell>
              <table:table-cell office:value-type="float" office:value="6597.77">
                <text:p>6597.7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159.12">
                <text:p>7159.12</text:p>
              </table:table-cell>
              <table:table-cell office:value-type="float" office:value="7155.49">
                <text:p>7155.4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790.16">
                <text:p>7790.16</text:p>
              </table:table-cell>
              <table:table-cell office:value-type="float" office:value="7777.98">
                <text:p>7777.9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499.24">
                <text:p>8499.24</text:p>
              </table:table-cell>
              <table:table-cell office:value-type="float" office:value="8415.69">
                <text:p>8415.6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048.7">
                <text:p>9048.7</text:p>
              </table:table-cell>
              <table:table-cell office:value-type="float" office:value="9099.9">
                <text:p>9099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819.84">
                <text:p>9819.84</text:p>
              </table:table-cell>
              <table:table-cell office:value-type="float" office:value="9592.36">
                <text:p>9592.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408.27">
                <text:p>10408.27</text:p>
              </table:table-cell>
              <table:table-cell office:value-type="float" office:value="10372.38">
                <text:p>10372.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953.44">
                <text:p>10953.44</text:p>
              </table:table-cell>
              <table:table-cell office:value-type="float" office:value="10975.55">
                <text:p>10975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line" chart:style-name="ch1">
        <chart:title svg:x="6.692cm" svg:y="0.316cm" chart:style-name="ch2">
          <text:p>Changer = 4</text:p>
        </chart:title>
        <chart:legend chart:legend-position="end" svg:x="10.063cm" svg:y="3.757cm" style:legend-expansion="high" chart:style-name="ch3"/>
        <chart:plot-area chart:style-name="ch4" table:cell-range-address="'Tabela przestawna_mysort_k100_1'.F2:'Tabela przestawna_mysort_k100_1'.G22 'Tabela przestawna_mysort_k100_1'.K2:'Tabela przestawna_mysort_k100_1'.K22" chart:data-source-has-labels="both" svg:x="0.319cm" svg:y="1.275cm" svg:width="9.425cm" svg:height="7.554cm">
          <chartooo:coordinate-region svg:x="1.311cm" svg:y="1.396cm" svg:width="8.433cm" svg:height="6.43cm"/>
          <chart:axis chart:dimension="x" chart:name="primary-x" chart:style-name="ch5" chartooo:axis-type="auto">
            <chartooo:date-scale/>
            <chart:categories table:cell-range-address="'Tabela przestawna_mysort_k100_1'.F3:'Tabela przestawna_mysort_k100_1'.F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mysort_k100_1'.G3:'Tabela przestawna_mysort_k100_1'.G22" chart:label-cell-address="'Tabela przestawna_mysort_k100_1'.G2:'Tabela przestawna_mysort_k100_1'.G2" chart:class="chart:line">
            <chart:data-point chart:repeated="20"/>
          </chart:series>
          <chart:series chart:style-name="ch8" chart:values-cell-range-address="'Tabela przestawna_mysort_k100_1'.K3:'Tabela przestawna_mysort_k100_1'.K22" chart:label-cell-address="'Tabela przestawna_mysort_k100_1'.K2:'Tabela przestawna_mysort_k100_1'.K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rzestawienia_quick</text:p>
                <draw:g>
                  <svg:desc>'Tabela przestawna_mysort_k100_1'.G2:'Tabela przestawna_mysort_k100_1'.G2</svg:desc>
                </draw:g>
              </table:table-cell>
              <table:table-cell office:value-type="string">
                <text:p>Średnia - przestawienia_mysort</text:p>
                <draw:g>
                  <svg:desc>'Tabela przestawna_mysort_k100_1'.K2:'Tabela przestawna_mysort_k100_1'.K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Tabela przestawna_mysort_k100_1'.F3:'Tabela przestawna_mysort_k100_1'.F22</svg:desc>
                </draw:g>
              </table:table-cell>
              <table:table-cell office:value-type="float" office:value="172.21">
                <text:p>172.21</text:p>
                <draw:g>
                  <svg:desc>'Tabela przestawna_mysort_k100_1'.G3:'Tabela przestawna_mysort_k100_1'.G22</svg:desc>
                </draw:g>
              </table:table-cell>
              <table:table-cell office:value-type="float" office:value="160.46">
                <text:p>160.46</text:p>
                <draw:g>
                  <svg:desc>'Tabela przestawna_mysort_k100_1'.K3:'Tabela przestawna_mysort_k100_1'.K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97.31">
                <text:p>397.31</text:p>
              </table:table-cell>
              <table:table-cell office:value-type="float" office:value="373.58">
                <text:p>373.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2.38">
                <text:p>652.38</text:p>
              </table:table-cell>
              <table:table-cell office:value-type="float" office:value="641.46">
                <text:p>641.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30.47">
                <text:p>930.47</text:p>
              </table:table-cell>
              <table:table-cell office:value-type="float" office:value="898.16">
                <text:p>898.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19">
                <text:p>1219</text:p>
              </table:table-cell>
              <table:table-cell office:value-type="float" office:value="1166.03">
                <text:p>1166.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03.86">
                <text:p>1503.8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07.02">
                <text:p>1807.02</text:p>
              </table:table-cell>
              <table:table-cell office:value-type="float" office:value="1755.56">
                <text:p>1755.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33.88">
                <text:p>2133.88</text:p>
              </table:table-cell>
              <table:table-cell office:value-type="float" office:value="2104.41">
                <text:p>2104.4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445.5">
                <text:p>2445.5</text:p>
              </table:table-cell>
              <table:table-cell office:value-type="float" office:value="2389.35">
                <text:p>2389.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89.71">
                <text:p>2789.71</text:p>
              </table:table-cell>
              <table:table-cell office:value-type="float" office:value="2744.3">
                <text:p>2744.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120.16">
                <text:p>3120.16</text:p>
              </table:table-cell>
              <table:table-cell office:value-type="float" office:value="3038.64">
                <text:p>3038.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75.75">
                <text:p>3475.75</text:p>
              </table:table-cell>
              <table:table-cell office:value-type="float" office:value="3405.57">
                <text:p>3405.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821.28">
                <text:p>3821.28</text:p>
              </table:table-cell>
              <table:table-cell office:value-type="float" office:value="3663.03">
                <text:p>3663.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151.46">
                <text:p>4151.46</text:p>
              </table:table-cell>
              <table:table-cell office:value-type="float" office:value="4038.49">
                <text:p>4038.4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445.57">
                <text:p>4445.57</text:p>
              </table:table-cell>
              <table:table-cell office:value-type="float" office:value="4360.67">
                <text:p>4360.6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80.83">
                <text:p>4880.83</text:p>
              </table:table-cell>
              <table:table-cell office:value-type="float" office:value="4641.13">
                <text:p>4641.1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190.92">
                <text:p>5190.92</text:p>
              </table:table-cell>
              <table:table-cell office:value-type="float" office:value="4998.71">
                <text:p>4998.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500.26">
                <text:p>5500.26</text:p>
              </table:table-cell>
              <table:table-cell office:value-type="float" office:value="5377.23">
                <text:p>5377.2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5868.65">
                <text:p>5868.65</text:p>
              </table:table-cell>
              <table:table-cell office:value-type="float" office:value="5745.84">
                <text:p>5745.8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341.05">
                <text:p>6341.05</text:p>
              </table:table-cell>
              <table:table-cell office:value-type="float" office:value="6125.26">
                <text:p>6125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1cm" xlink:href=".." xlink:type="simple" chart:class="chart:line" chart:style-name="ch1">
        <chart:title svg:x="6.559cm" svg:y="0.316cm" chart:style-name="ch2">
          <text:p>Changer = 4  </text:p>
        </chart:title>
        <chart:legend chart:legend-position="end" svg:x="10.196cm" svg:y="3.957cm" style:legend-expansion="high" chart:style-name="ch3"/>
        <chart:plot-area chart:style-name="ch4" table:cell-range-address="'Tabela przestawna_mysort_k100_1'.F2:'Tabela przestawna_mysort_k100_1'.F22 'Tabela przestawna_mysort_k100_1'.H2:'Tabela przestawna_mysort_k100_1'.H22 'Tabela przestawna_mysort_k100_1'.L2:'Tabela przestawna_mysort_k100_1'.L22" chart:data-source-has-labels="both" svg:x="0.319cm" svg:y="1.275cm" svg:width="9.558cm" svg:height="7.555cm">
          <chartooo:coordinate-region svg:x="1.496cm" svg:y="1.396cm" svg:width="8.381cm" svg:height="6.431cm"/>
          <chart:axis chart:dimension="x" chart:name="primary-x" chart:style-name="ch5" chartooo:axis-type="auto">
            <chartooo:date-scale/>
            <chart:categories table:cell-range-address="'Tabela przestawna_mysort_k100_1'.F3:'Tabela przestawna_mysort_k100_1'.F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mysort_k100_1'.H3:'Tabela przestawna_mysort_k100_1'.H22" chart:label-cell-address="'Tabela przestawna_mysort_k100_1'.H2:'Tabela przestawna_mysort_k100_1'.H2" chart:class="chart:line">
            <chart:data-point chart:repeated="20"/>
          </chart:series>
          <chart:series chart:style-name="ch8" chart:values-cell-range-address="'Tabela przestawna_mysort_k100_1'.L3:'Tabela przestawna_mysort_k100_1'.L22" chart:label-cell-address="'Tabela przestawna_mysort_k100_1'.L2:'Tabela przestawna_mysort_k100_1'.L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- porównania_quick</text:p>
                <draw:g>
                  <svg:desc>'Tabela przestawna_mysort_k100_1'.H2:'Tabela przestawna_mysort_k100_1'.H2</svg:desc>
                </draw:g>
              </table:table-cell>
              <table:table-cell office:value-type="string">
                <text:p>Średnia - porównania_mysort</text:p>
                <draw:g>
                  <svg:desc>'Tabela przestawna_mysort_k100_1'.L2:'Tabela przestawna_mysort_k100_1'.L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Tabela przestawna_mysort_k100_1'.F3:'Tabela przestawna_mysort_k100_1'.F22</svg:desc>
                </draw:g>
              </table:table-cell>
              <table:table-cell office:value-type="float" office:value="261.27">
                <text:p>261.27</text:p>
                <draw:g>
                  <svg:desc>'Tabela przestawna_mysort_k100_1'.H3:'Tabela przestawna_mysort_k100_1'.H22</svg:desc>
                </draw:g>
              </table:table-cell>
              <table:table-cell office:value-type="float" office:value="258.75">
                <text:p>258.75</text:p>
                <draw:g>
                  <svg:desc>'Tabela przestawna_mysort_k100_1'.L3:'Tabela przestawna_mysort_k100_1'.L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43.85">
                <text:p>643.85</text:p>
              </table:table-cell>
              <table:table-cell office:value-type="float" office:value="645.51">
                <text:p>645.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80.64">
                <text:p>1080.64</text:p>
              </table:table-cell>
              <table:table-cell office:value-type="float" office:value="1090.99">
                <text:p>1090.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52.33">
                <text:p>1552.33</text:p>
              </table:table-cell>
              <table:table-cell office:value-type="float" office:value="1565.65">
                <text:p>1565.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028.32">
                <text:p>2028.32</text:p>
              </table:table-cell>
              <table:table-cell office:value-type="float" office:value="2034.12">
                <text:p>2034.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564.34">
                <text:p>2564.34</text:p>
              </table:table-cell>
              <table:table-cell office:value-type="float" office:value="2596.21">
                <text:p>2596.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02.27">
                <text:p>3102.27</text:p>
              </table:table-cell>
              <table:table-cell office:value-type="float" office:value="3102.49">
                <text:p>3102.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96.19">
                <text:p>3696.19</text:p>
              </table:table-cell>
              <table:table-cell office:value-type="float" office:value="3682.35">
                <text:p>3682.3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236.71">
                <text:p>4236.71</text:p>
              </table:table-cell>
              <table:table-cell office:value-type="float" office:value="4213.7">
                <text:p>4213.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804.47">
                <text:p>4804.47</text:p>
              </table:table-cell>
              <table:table-cell office:value-type="float" office:value="4824.96">
                <text:p>4824.9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342.88">
                <text:p>5342.88</text:p>
              </table:table-cell>
              <table:table-cell office:value-type="float" office:value="5399.15">
                <text:p>5399.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72.29">
                <text:p>5972.29</text:p>
              </table:table-cell>
              <table:table-cell office:value-type="float" office:value="6003.28">
                <text:p>6003.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97.77">
                <text:p>6597.77</text:p>
              </table:table-cell>
              <table:table-cell office:value-type="float" office:value="6548.33">
                <text:p>6548.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155.49">
                <text:p>7155.49</text:p>
              </table:table-cell>
              <table:table-cell office:value-type="float" office:value="7213.34">
                <text:p>7213.3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777.98">
                <text:p>7777.98</text:p>
              </table:table-cell>
              <table:table-cell office:value-type="float" office:value="7783.62">
                <text:p>7783.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415.69">
                <text:p>8415.69</text:p>
              </table:table-cell>
              <table:table-cell office:value-type="float" office:value="8394.54">
                <text:p>8394.5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099.9">
                <text:p>9099.9</text:p>
              </table:table-cell>
              <table:table-cell office:value-type="float" office:value="9035.79">
                <text:p>9035.7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592.36">
                <text:p>9592.36</text:p>
              </table:table-cell>
              <table:table-cell office:value-type="float" office:value="9631.36">
                <text:p>9631.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372.38">
                <text:p>10372.38</text:p>
              </table:table-cell>
              <table:table-cell office:value-type="float" office:value="10373.75">
                <text:p>10373.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975.55">
                <text:p>10975.55</text:p>
              </table:table-cell>
              <table:table-cell office:value-type="float" office:value="11030.52">
                <text:p>11030.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